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5cm" fo:min-width="0cm"/>
    </style:style>
    <style:style style:name="gr8" style:family="graphic" style:parent-style-name="standard">
      <style:graphic-properties draw:stroke="none" draw:fill="none" fo:min-height="4.9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0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text-properties fo:font-size="16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228cm" svg:height="0.882cm" svg:x="3.443cm" svg:y="2.547cm">
          <draw:text-box>
            <text:p text:style-name="P1"><text:span text:style-name="T1">If( &lt;bool_expr&gt; ) then &lt;stmt&gt; else &lt;stmt&gt; endif</text:span></text:p>
          </draw:text-box>
        </draw:frame>
        <draw:line draw:style-name="gr2" draw:text-style-name="P2" draw:layer="layout" svg:x1="6.11cm" svg:y1="4.017cm" svg:x2="4.967cm" svg:y2="5.795cm">
          <text:p/>
        </draw:line>
        <draw:line draw:style-name="gr2" draw:text-style-name="P2" draw:layer="layout" svg:x1="10.682cm" svg:y1="3.763cm" svg:x2="10.682cm" svg:y2="5.668cm">
          <text:p/>
        </draw:line>
        <draw:line draw:style-name="gr2" draw:text-style-name="P2" draw:layer="layout" svg:x1="14.619cm" svg:y1="3.763cm" svg:x2="16.397cm" svg:y2="5.668cm">
          <text:p/>
        </draw:line>
        <draw:frame draw:style-name="gr1" draw:text-style-name="P3" draw:layer="layout" svg:width="15.598cm" svg:height="0.882cm" svg:x="3.316cm" svg:y="5.922cm">
          <draw:text-box>
            <text:p><text:span text:style-name="T1">&lt;rel_expr&gt;</text:span><text:span text:style-name="T1"><text:tab/></text:span><text:span text:style-name="T1"><text:tab/></text:span><text:span text:style-name="T1">&lt;assign_stmt&gt;</text:span><text:span text:style-name="T1"><text:tab/></text:span><text:span text:style-name="T1"><text:tab/></text:span><text:span text:style-name="T1"><text:tab/></text:span><text:span text:style-name="T1">&lt;assign_stmt&gt;</text:span></text:p>
          </draw:text-box>
        </draw:frame>
        <draw:line draw:style-name="gr2" draw:text-style-name="P2" draw:layer="layout" svg:x1="9.539cm" svg:y1="7.119cm" svg:x2="9.031cm" svg:y2="8.516cm">
          <text:p/>
        </draw:line>
        <draw:line draw:style-name="gr2" draw:text-style-name="P2" draw:layer="layout" svg:x1="10.428cm" svg:y1="7.319cm" svg:x2="10.428cm" svg:y2="8.589cm">
          <text:p/>
        </draw:line>
        <draw:line draw:style-name="gr2" draw:text-style-name="P2" draw:layer="layout" svg:x1="12.333cm" svg:y1="7.192cm" svg:x2="12.46cm" svg:y2="8.462cm">
          <text:p/>
        </draw:line>
        <draw:frame draw:style-name="gr3" draw:text-style-name="P3" draw:layer="layout" svg:width="4.655cm" svg:height="1.035cm" svg:x="8.169cm" svg:y="8.624cm">
          <draw:text-box>
            <text:p><text:span text:style-name="T1">&lt;var&gt; <text:s/>= <text:s/>&lt;expr&gt;</text:span></text:p>
          </draw:text-box>
        </draw:frame>
        <draw:frame draw:style-name="gr1" draw:text-style-name="P3" draw:layer="layout" svg:width="7.339cm" svg:height="0.882cm" svg:x="0.776cm" svg:y="8.697cm">
          <draw:text-box>
            <text:p><text:span text:style-name="T1">&lt;expr&gt;</text:span><text:span text:style-name="T1"><text:tab/></text:span><text:span text:style-name="T1">&lt;rop&gt;</text:span><text:span text:style-name="T1"><text:tab/></text:span><text:span text:style-name="T1">&lt;expr&gt;</text:span></text:p>
          </draw:text-box>
        </draw:frame>
        <draw:frame draw:style-name="gr1" draw:text-style-name="P3" draw:layer="layout" svg:width="6.069cm" svg:height="0.882cm" svg:x="14.743cm" svg:y="8.976cm">
          <draw:text-box>
            <text:p><text:span text:style-name="T1">&lt;var&gt;</text:span><text:span text:style-name="T1"><text:tab/></text:span><text:span text:style-name="T1">=</text:span><text:span text:style-name="T1"><text:tab/></text:span><text:span text:style-name="T1">&lt;expr&gt;</text:span></text:p>
          </draw:text-box>
        </draw:frame>
        <draw:line draw:style-name="gr2" draw:text-style-name="P2" draw:layer="layout" svg:x1="4.078cm" svg:y1="6.992cm" svg:x2="1.792cm" svg:y2="8.643cm">
          <text:p/>
        </draw:line>
        <draw:line draw:style-name="gr2" draw:text-style-name="P2" draw:layer="layout" svg:x1="16.27cm" svg:y1="6.938cm" svg:x2="15.635cm" svg:y2="8.843cm">
          <text:p/>
        </draw:line>
        <draw:line draw:style-name="gr2" draw:text-style-name="P2" draw:layer="layout" svg:x1="17.413cm" svg:y1="7.192cm" svg:x2="17.667cm" svg:y2="8.716cm">
          <text:p/>
        </draw:line>
        <draw:line draw:style-name="gr2" draw:text-style-name="P2" draw:layer="layout" svg:x1="18.81cm" svg:y1="7.065cm" svg:x2="19.858cm" svg:y2="8.716cm">
          <text:p/>
        </draw:line>
        <draw:line draw:style-name="gr2" draw:text-style-name="P2" draw:layer="layout" svg:x1="5.221cm" svg:y1="7.246cm" svg:x2="4.205cm" svg:y2="8.643cm">
          <text:p/>
        </draw:line>
        <draw:line draw:style-name="gr2" draw:text-style-name="P2" draw:layer="layout" svg:x1="6.491cm" svg:y1="7.119cm" svg:x2="6.618cm" svg:y2="8.643cm">
          <text:p/>
        </draw:line>
        <draw:frame draw:style-name="gr1" draw:text-style-name="P3" draw:layer="layout" svg:width="5.565cm" svg:height="0.882cm" svg:x="1.538cm" svg:y="10.802cm">
          <draw:text-box>
            <text:p><text:span text:style-name="T1">&lt;var&gt;</text:span><text:span text:style-name="T1"><text:tab/></text:span><text:span text:style-name="T1">&lt;</text:span><text:span text:style-name="T1"><text:tab/></text:span><text:span text:style-name="T1">&lt;int&gt;</text:span></text:p>
          </draw:text-box>
        </draw:frame>
        <draw:frame draw:style-name="gr4" draw:text-style-name="P3" draw:layer="layout" svg:width="5.842cm" svg:height="0.882cm" svg:x="8.015cm" svg:y="10.602cm">
          <draw:text-box>
            <text:p><text:span text:style-name="T1">X</text:span><text:span text:style-name="T1"><text:tab/></text:span><text:span text:style-name="T1"><text:tab/></text:span><text:span text:style-name="T1">( &lt;expr&gt; )</text:span></text:p>
          </draw:text-box>
        </draw:frame>
        <draw:frame draw:style-name="gr1" draw:text-style-name="P3" draw:layer="layout" svg:width="5.756cm" svg:height="0.882cm" svg:x="15cm" svg:y="10.494cm">
          <draw:text-box>
            <text:p><text:span text:style-name="T1">X</text:span><text:span text:style-name="T1"><text:tab/></text:span><text:span text:style-name="T1"><text:tab/></text:span><text:span text:style-name="T1"><text:tab/></text:span><text:span text:style-name="T1">&lt;var&gt;</text:span></text:p>
          </draw:text-box>
        </draw:frame>
        <draw:line draw:style-name="gr2" draw:text-style-name="P2" draw:layer="layout" svg:x1="2.046cm" svg:y1="9.786cm" svg:x2="2.046cm" svg:y2="10.802cm">
          <text:p/>
        </draw:line>
        <draw:line draw:style-name="gr2" draw:text-style-name="P2" draw:layer="layout" svg:x1="6.491cm" svg:y1="9.532cm" svg:x2="6.364cm" svg:y2="10.802cm">
          <text:p/>
        </draw:line>
        <draw:line draw:style-name="gr2" draw:text-style-name="P2" draw:layer="layout" svg:x1="9.158cm" svg:y1="9.659cm" svg:x2="8.904cm" svg:y2="10.675cm">
          <text:p/>
        </draw:line>
        <draw:line draw:style-name="gr2" draw:text-style-name="P2" draw:layer="layout" svg:x1="12.587cm" svg:y1="9.732cm" svg:x2="12.714cm" svg:y2="10.748cm">
          <text:p/>
        </draw:line>
        <draw:line draw:style-name="gr2" draw:text-style-name="P2" draw:layer="layout" svg:x1="15.762cm" svg:y1="9.859cm" svg:x2="15.508cm" svg:y2="10.494cm">
          <text:p/>
        </draw:line>
        <draw:line draw:style-name="gr2" draw:text-style-name="P2" draw:layer="layout" svg:x1="19.858cm" svg:y1="9.859cm" svg:x2="19.858cm" svg:y2="10.748cm">
          <text:p/>
        </draw:line>
        <draw:frame draw:style-name="gr1" draw:text-style-name="P3" draw:layer="layout" svg:width="18.595cm" svg:height="0.882cm" svg:x="1.411cm" svg:y="12.326cm">
          <draw:text-box>
            <text:p><text:span text:style-name="T1">n</text:span><text:span text:style-name="T1"><text:tab/></text:span><text:span text:style-name="T1"><text:tab/></text:span><text:span text:style-name="T1"> <text:s text:c="5"/>&lt;digit&gt;</text:span><text:span text:style-name="T1"><text:tab/></text:span><text:span text:style-name="T1"><text:tab/></text:span><text:span text:style-name="T1">&lt;expr&gt; <text:s text:c="4"/>&lt;op&gt;</text:span><text:span text:style-name="T1"><text:tab/></text:span><text:span text:style-name="T1">&lt;expr&gt;</text:span><text:span text:style-name="T1"><text:tab/></text:span><text:span text:style-name="T1"><text:tab/></text:span><text:span text:style-name="T1"><text:tab/></text:span><text:span text:style-name="T1">n</text:span></text:p>
          </draw:text-box>
        </draw:frame>
        <draw:line draw:style-name="gr2" draw:text-style-name="P2" draw:layer="layout" svg:x1="2.046cm" svg:y1="11.691cm" svg:x2="1.792cm" svg:y2="12.58cm">
          <text:p/>
        </draw:line>
        <draw:line draw:style-name="gr2" draw:text-style-name="P2" draw:layer="layout" svg:x1="6.237cm" svg:y1="11.564cm" svg:x2="6.237cm" svg:y2="12.453cm">
          <text:p/>
        </draw:line>
        <draw:line draw:style-name="gr2" draw:text-style-name="P2" draw:layer="layout" svg:x1="10.428cm" svg:y1="12.399cm" svg:x2="11.317cm" svg:y2="11.637cm">
          <text:p/>
        </draw:line>
        <draw:line draw:style-name="gr2" draw:text-style-name="P2" draw:layer="layout" svg:x1="12.587cm" svg:y1="12.399cm" svg:x2="12.587cm" svg:y2="11.637cm">
          <text:p/>
        </draw:line>
        <draw:line draw:style-name="gr2" draw:text-style-name="P2" draw:layer="layout" svg:x1="14.873cm" svg:y1="12.526cm" svg:x2="13.984cm" svg:y2="11.637cm">
          <text:p/>
        </draw:line>
        <draw:line draw:style-name="gr2" draw:text-style-name="P2" draw:layer="layout" svg:x1="19.572cm" svg:y1="12.399cm" svg:x2="19.572cm" svg:y2="11.383cm">
          <text:p/>
        </draw:line>
        <draw:frame draw:style-name="gr5" draw:text-style-name="P3" draw:layer="layout" svg:width="0.815cm" svg:height="1.089cm" svg:x="5.856cm" svg:y="14.358cm">
          <draw:text-box>
            <text:p><text:span text:style-name="T1">0</text:span></text:p>
          </draw:text-box>
        </draw:frame>
        <draw:frame draw:style-name="gr1" draw:text-style-name="P3" draw:layer="layout" svg:width="5.756cm" svg:height="3.406cm" svg:x="9.824cm" svg:y="14.104cm">
          <draw:text-box>
            <text:p><text:span text:style-name="T1">&lt;int&gt;</text:span><text:span text:style-name="T1"><text:tab/></text:span><text:span text:style-name="T1"><text:tab/></text:span><text:span text:style-name="T1">-</text:span><text:span text:style-name="T1"><text:tab/></text:span><text:span text:style-name="T1">&lt;var&gt;</text:span></text:p>
            <text:p><text:span text:style-name="T1"/></text:p>
            <text:p><text:span text:style-name="T1">&lt;digit&gt;</text:span><text:span text:style-name="T1"><text:tab/></text:span><text:span text:style-name="T1"><text:tab/></text:span><text:span text:style-name="T1"> <text:s text:c="3"/>n</text:span></text:p>
            <text:p><text:span text:style-name="T1"/></text:p>
            <text:p><text:span text:style-name="T1"><text:s text:c="4"/></text:span><text:span text:style-name="T1">0</text:span></text:p>
          </draw:text-box>
        </draw:frame>
        <draw:frame draw:style-name="gr6" draw:text-style-name="P3" draw:layer="layout" svg:width="0.381cm" svg:height="1.52cm" svg:x="18.81cm" svg:y="14.739cm">
          <draw:text-box>
            <text:p/>
          </draw:text-box>
        </draw:frame>
        <draw:line draw:style-name="gr2" draw:text-style-name="P2" draw:layer="layout" svg:x1="10.428cm" svg:y1="13.342cm" svg:x2="10.555cm" svg:y2="13.977cm">
          <text:p/>
        </draw:line>
        <draw:line draw:style-name="gr2" draw:text-style-name="P2" draw:layer="layout" svg:x1="15cm" svg:y1="13.342cm" svg:x2="14.873cm" svg:y2="14.104cm">
          <text:p/>
        </draw:line>
        <draw:line draw:style-name="gr2" draw:text-style-name="P2" draw:layer="layout" svg:x1="14.873cm" svg:y1="14.993cm" svg:x2="14.873cm" svg:y2="15.628cm">
          <text:p/>
        </draw:line>
        <draw:line draw:style-name="gr2" draw:text-style-name="P2" draw:layer="layout" svg:x1="12.714cm" svg:y1="13.469cm" svg:x2="12.714cm" svg:y2="14.231cm">
          <text:p/>
        </draw:line>
        <draw:line draw:style-name="gr2" draw:text-style-name="P2" draw:layer="layout" svg:x1="10.809cm" svg:y1="14.993cm" svg:x2="10.809cm" svg:y2="15.628cm">
          <text:p/>
        </draw:line>
        <draw:line draw:style-name="gr2" draw:text-style-name="P2" draw:layer="layout" svg:x1="10.809cm" svg:y1="16.39cm" svg:x2="10.809cm" svg:y2="16.898cm">
          <text:p/>
        </draw:line>
        <draw:line draw:style-name="gr2" draw:text-style-name="P2" draw:layer="layout" svg:x1="6.11cm" svg:y1="13.088cm" svg:x2="6.237cm" svg:y2="14.231cm">
          <text:p/>
        </draw:line>
        <draw:frame draw:style-name="gr1" draw:layer="layout" svg:width="3.398cm" svg:height="0.962cm" svg:x="1.381cm" svg:y="1.127cm">
          <draw:text-box>
            <text:p>Problem 2</text:p>
          </draw:text-box>
        </draw:frame>
      </draw:page>
      <draw:page draw:name="page2" draw:style-name="dp1" draw:master-page-name="Default">
        <draw:frame draw:style-name="gr1" draw:layer="layout" svg:width="3.398cm" svg:height="0.962cm" svg:x="1.254cm" svg:y="1.381cm">
          <draw:text-box>
            <text:p>Problem 3</text:p>
          </draw:text-box>
        </draw:frame>
        <draw:frame draw:style-name="gr1" draw:text-style-name="P1" draw:layer="layout" svg:width="13.909cm" svg:height="3.806cm" svg:x="1.061cm" svg:y="2.909cm">
          <draw:text-box>
            <text:p text:style-name="P1">&lt;expr&gt;<text:tab/><text:tab/><text:tab/><text:tab/></text:p>
            <text:p text:style-name="P1"/>
            <text:p text:style-name="P1">&lt;expr&gt;<text:tab/> &lt;op&gt;<text:tab/>&lt;expr&gt;<text:tab/><text:tab/><text:tab/><text:tab/></text:p>
            <text:p text:style-name="P1"/>
            <text:p text:style-name="P1">&lt;var&gt;<text:tab/><text:tab/>*<text:tab/><text:tab/>&lt;expr&gt;<text:tab/> <text:s/>&lt;op&gt;<text:tab/>&lt;expr&gt;</text:p>
          </draw:text-box>
        </draw:frame>
        <draw:frame draw:style-name="gr1" draw:text-style-name="P1" draw:layer="layout" svg:width="16.449cm" svg:height="8.783cm" svg:x="3.032cm" svg:y="7.477cm">
          <draw:text-box>
            <text:p text:style-name="P1">( &lt;expr&gt; )<text:tab/>/<text:tab/>( &lt;expr&gt; )</text:p>
            <text:p text:style-name="P1"/>
            <text:p text:style-name="P1">&lt;expr&gt;<text:tab/> &lt;op&gt;<text:tab/>&lt;expr&gt;<text:tab/><text:tab/>&lt;expr&gt;<text:tab/> &lt;op&gt;<text:tab/>&lt;expr&gt;</text:p>
            <text:p text:style-name="P1"/>
            <text:p text:style-name="P1">&lt;var&gt;<text:tab/>-<text:tab/> &lt;int&gt;<text:tab/><text:tab/><text:tab/>&lt;var&gt;<text:tab/>+<text:tab/>&lt;var&gt;</text:p>
            <text:p text:style-name="P1"/>
            <text:p text:style-name="P1">z<text:tab/><text:tab/>&lt;digit&gt;<text:tab/>&lt;int&gt;<text:tab/><text:tab/>a<text:tab/><text:tab/><text:tab/><text:tab/>b</text:p>
            <text:p text:style-name="P1"/>
            <text:p text:style-name="P1">1<text:tab/><text:tab/>&lt;digit&gt;<text:tab/><text:tab/><text:tab/><text:tab/></text:p>
            <text:p text:style-name="P1"/>
            <text:p text:style-name="P1">6<text:tab/><text:tab/></text:p>
            <text:p text:style-name="P1"><text:tab/><text:tab/><text:tab/><text:tab/><text:tab/></text:p>
          </draw:text-box>
        </draw:frame>
        <draw:line draw:style-name="gr2" draw:text-style-name="P1" draw:layer="layout" svg:x1="3.667cm" svg:y1="4.429cm" svg:x2="4.81cm" svg:y2="3.794cm">
          <text:p/>
        </draw:line>
        <draw:line draw:style-name="gr2" draw:text-style-name="P1" draw:layer="layout" svg:x1="7.858cm" svg:y1="4.302cm" svg:x2="6.715cm" svg:y2="3.667cm">
          <text:p/>
        </draw:line>
        <draw:line draw:style-name="gr2" draw:text-style-name="P1" draw:layer="layout" svg:x1="5.826cm" svg:y1="4.429cm" svg:x2="5.826cm" svg:y2="3.794cm">
          <text:p/>
        </draw:line>
        <draw:line draw:style-name="gr2" draw:text-style-name="P1" draw:layer="layout" svg:x1="2.524cm" svg:y1="5.953cm" svg:x2="3.159cm" svg:y2="5.191cm">
          <text:p/>
        </draw:line>
        <draw:line draw:style-name="gr2" draw:text-style-name="P1" draw:layer="layout" svg:x1="5.318cm" svg:y1="5.699cm" svg:x2="5.572cm" svg:y2="5.191cm">
          <text:p/>
        </draw:line>
        <draw:line draw:style-name="gr2" draw:text-style-name="P1" draw:layer="layout" svg:x1="8.239cm" svg:y1="5.953cm" svg:x2="8.239cm" svg:y2="5.191cm">
          <text:p/>
        </draw:line>
        <draw:line draw:style-name="gr2" draw:text-style-name="P1" draw:layer="layout" svg:x1="9.382cm" svg:y1="5.191cm" svg:x2="11.16cm" svg:y2="5.953cm">
          <text:p/>
        </draw:line>
        <draw:line draw:style-name="gr2" draw:text-style-name="P1" draw:layer="layout" svg:x1="9.509cm" svg:y1="4.81cm" svg:x2="14.081cm" svg:y2="5.953cm">
          <text:p/>
        </draw:line>
        <draw:line draw:style-name="gr2" draw:text-style-name="P1" draw:layer="layout" svg:x1="8.493cm" svg:y1="6.842cm" svg:x2="8.493cm" svg:y2="7.477cm">
          <text:p/>
        </draw:line>
        <draw:line draw:style-name="gr2" draw:text-style-name="P1" draw:layer="layout" svg:x1="11.287cm" svg:y1="6.715cm" svg:x2="11.287cm" svg:y2="7.477cm">
          <text:p/>
        </draw:line>
        <draw:line draw:style-name="gr2" draw:text-style-name="P1" draw:layer="layout" svg:x1="13.7cm" svg:y1="6.842cm" svg:x2="13.573cm" svg:y2="7.604cm">
          <text:p/>
        </draw:line>
        <draw:line draw:style-name="gr2" draw:text-style-name="P1" draw:layer="layout" svg:x1="4.81cm" svg:y1="9.001cm" svg:x2="7.096cm" svg:y2="8.239cm">
          <text:p/>
        </draw:line>
        <draw:line draw:style-name="gr2" draw:text-style-name="P1" draw:layer="layout" svg:x1="7.096cm" svg:y1="9.001cm" svg:x2="8.112cm" svg:y2="8.366cm">
          <text:p/>
        </draw:line>
        <draw:line draw:style-name="gr2" draw:text-style-name="P1" draw:layer="layout" svg:x1="9.128cm" svg:y1="9.001cm" svg:x2="9.128cm" svg:y2="8.239cm">
          <text:p/>
        </draw:line>
        <draw:line draw:style-name="gr2" draw:text-style-name="P1" draw:layer="layout" svg:x1="12.938cm" svg:y1="9.001cm" svg:x2="13.192cm" svg:y2="8.493cm">
          <text:p/>
        </draw:line>
        <draw:line draw:style-name="gr2" draw:text-style-name="P1" draw:layer="layout" svg:x1="15.478cm" svg:y1="9.001cm" svg:x2="14.716cm" svg:y2="8.366cm">
          <text:p/>
        </draw:line>
        <draw:line draw:style-name="gr2" draw:text-style-name="P1" draw:layer="layout" svg:x1="15.351cm" svg:y1="8.239cm" svg:x2="17.637cm" svg:y2="8.874cm">
          <text:p/>
        </draw:line>
        <draw:line draw:style-name="gr2" draw:text-style-name="P1" draw:layer="layout" svg:x1="13.065cm" svg:y1="9.89cm" svg:x2="13.573cm" svg:y2="10.398cm">
          <text:p/>
        </draw:line>
        <draw:line draw:style-name="gr2" draw:text-style-name="P1" draw:layer="layout" svg:x1="15.732cm" svg:y1="9.89cm" svg:x2="15.732cm" svg:y2="10.398cm">
          <text:p/>
        </draw:line>
        <draw:line draw:style-name="gr2" draw:text-style-name="P1" draw:layer="layout" svg:x1="18.272cm" svg:y1="9.763cm" svg:x2="18.018cm" svg:y2="10.525cm">
          <text:p/>
        </draw:line>
        <draw:line draw:style-name="gr2" draw:text-style-name="P1" draw:layer="layout" svg:x1="17.637cm" svg:y1="11.033cm" svg:x2="18.018cm" svg:y2="11.795cm">
          <text:p/>
        </draw:line>
        <draw:line draw:style-name="gr2" draw:text-style-name="P1" draw:layer="layout" svg:x1="14.081cm" svg:y1="11.287cm" svg:x2="13.446cm" svg:y2="11.795cm">
          <text:p/>
        </draw:line>
        <draw:line draw:style-name="gr2" draw:text-style-name="P1" draw:layer="layout" svg:x1="9.001cm" svg:y1="9.763cm" svg:x2="8.874cm" svg:y2="10.525cm">
          <text:p/>
        </draw:line>
        <draw:line draw:style-name="gr2" draw:text-style-name="P1" draw:layer="layout" svg:x1="4.302cm" svg:y1="9.89cm" svg:x2="4.302cm" svg:y2="10.525cm">
          <text:p/>
        </draw:line>
        <draw:line draw:style-name="gr2" draw:text-style-name="P1" draw:layer="layout" svg:x1="6.715cm" svg:y1="9.763cm" svg:x2="6.715cm" svg:y2="10.525cm">
          <text:p/>
        </draw:line>
        <draw:line draw:style-name="gr2" draw:text-style-name="P1" draw:layer="layout" svg:x1="4.683cm" svg:y1="11.287cm" svg:x2="4.429cm" svg:y2="11.922cm">
          <text:p/>
        </draw:line>
        <draw:line draw:style-name="gr2" draw:text-style-name="P1" draw:layer="layout" svg:x1="8.239cm" svg:y1="11.16cm" svg:x2="7.731cm" svg:y2="11.795cm">
          <text:p/>
        </draw:line>
        <draw:line draw:style-name="gr2" draw:text-style-name="P1" draw:layer="layout" svg:x1="9.128cm" svg:y1="11.033cm" svg:x2="9.763cm" svg:y2="11.922cm">
          <text:p/>
        </draw:line>
        <draw:line draw:style-name="gr2" draw:text-style-name="P1" draw:layer="layout" svg:x1="7.35cm" svg:y1="12.557cm" svg:x2="7.096cm" svg:y2="13.319cm">
          <text:p/>
        </draw:line>
        <draw:line draw:style-name="gr2" draw:text-style-name="P1" draw:layer="layout" svg:x1="10.017cm" svg:y1="12.557cm" svg:x2="10.017cm" svg:y2="13.319cm">
          <text:p/>
        </draw:line>
        <draw:line draw:style-name="gr2" draw:text-style-name="P1" draw:layer="layout" svg:x1="10.144cm" svg:y1="14.081cm" svg:x2="10.144cm" svg:y2="14.589cm">
          <text:p/>
        </draw:line>
      </draw:page>
      <draw:page draw:name="page3" draw:style-name="dp1" draw:master-page-name="Default">
        <draw:frame draw:style-name="gr1" draw:layer="layout" svg:width="3.398cm" svg:height="0.962cm" svg:x="1.254cm" svg:y="1.635cm">
          <draw:text-box>
            <text:p>Problem 4</text:p>
          </draw:text-box>
        </draw:frame>
        <draw:frame draw:style-name="gr1" draw:text-style-name="P1" draw:layer="layout" svg:width="13.202cm" svg:height="8.072cm" svg:x="2.905cm" svg:y="3.667cm">
          <draw:text-box>
            <text:p text:style-name="P1">&lt;expr&gt;<text:tab/><text:tab/><text:tab/></text:p>
            <text:p text:style-name="P1"/>
            <text:p text:style-name="P1">&lt;expr&gt;<text:tab/>&lt;op&gt;<text:tab/>&lt;expr&gt;<text:tab/><text:tab/><text:tab/></text:p>
            <text:p text:style-name="P1"/>
            <text:p text:style-name="P1">&lt;var&gt;<text:tab/><text:tab/>-<text:tab/>&lt;expr&gt;<text:tab/>&lt;op&gt;<text:tab/>&lt;expr&gt;<text:tab/></text:p>
            <text:p text:style-name="P1"/>
            <text:p text:style-name="P4">X<text:tab/><text:tab/><text:tab/>&lt;int&gt;<text:tab/><text:tab/>-<text:tab/><text:tab/>&lt;var&gt;</text:p>
            <text:p text:style-name="P4"/>
            <text:p text:style-name="P4">&lt;digit&gt;<text:tab/><text:tab/><text:tab/><text:tab/><text:tab/>y</text:p>
            <text:p text:style-name="P4"/>
            <text:p text:style-name="P4">6<text:tab/><text:tab/><text:tab/><text:tab/><text:tab/><text:tab/></text:p>
          </draw:text-box>
        </draw:frame>
        <draw:line draw:style-name="gr2" draw:text-style-name="P1" draw:layer="layout" svg:x1="5.699cm" svg:y1="5.191cm" svg:x2="7.096cm" svg:y2="4.429cm">
          <text:p/>
        </draw:line>
        <draw:line draw:style-name="gr2" draw:text-style-name="P1" draw:layer="layout" svg:x1="7.731cm" svg:y1="5.318cm" svg:x2="7.731cm" svg:y2="4.556cm">
          <text:p/>
        </draw:line>
        <draw:line draw:style-name="gr2" draw:text-style-name="P1" draw:layer="layout" svg:x1="10.017cm" svg:y1="5.191cm" svg:x2="8.874cm" svg:y2="4.429cm">
          <text:p/>
        </draw:line>
        <draw:line draw:style-name="gr2" draw:text-style-name="P1" draw:layer="layout" svg:x1="4.175cm" svg:y1="6.842cm" svg:x2="4.683cm" svg:y2="5.953cm">
          <text:p/>
        </draw:line>
        <draw:line draw:style-name="gr2" draw:text-style-name="P1" draw:layer="layout" svg:x1="7.223cm" svg:y1="6.715cm" svg:x2="7.477cm" svg:y2="5.953cm">
          <text:p/>
        </draw:line>
        <draw:line draw:style-name="gr2" draw:text-style-name="P1" draw:layer="layout" svg:x1="9.128cm" svg:y1="6.715cm" svg:x2="10.144cm" svg:y2="5.826cm">
          <text:p/>
        </draw:line>
        <draw:line draw:style-name="gr2" draw:text-style-name="P1" draw:layer="layout" svg:x1="10.906cm" svg:y1="5.953cm" svg:x2="11.287cm" svg:y2="6.842cm">
          <text:p/>
        </draw:line>
        <draw:line draw:style-name="gr2" draw:text-style-name="P1" draw:layer="layout" svg:x1="11.414cm" svg:y1="5.953cm" svg:x2="14.208cm" svg:y2="6.588cm">
          <text:p/>
        </draw:line>
        <draw:line draw:style-name="gr2" draw:text-style-name="P1" draw:layer="layout" svg:x1="14.462cm" svg:y1="7.35cm" svg:x2="14.716cm" svg:y2="8.112cm">
          <text:p/>
        </draw:line>
        <draw:line draw:style-name="gr2" draw:text-style-name="P1" draw:layer="layout" svg:x1="11.668cm" svg:y1="7.604cm" svg:x2="11.668cm" svg:y2="8.239cm">
          <text:p/>
        </draw:line>
        <draw:line draw:style-name="gr2" draw:text-style-name="P1" draw:layer="layout" svg:x1="9.128cm" svg:y1="7.35cm" svg:x2="8.62cm" svg:y2="7.985cm">
          <text:p/>
        </draw:line>
        <draw:line draw:style-name="gr2" draw:text-style-name="P1" draw:layer="layout" svg:x1="8.747cm" svg:y1="8.874cm" svg:x2="8.747cm" svg:y2="9.382cm">
          <text:p/>
        </draw:line>
        <draw:line draw:style-name="gr2" draw:text-style-name="P1" draw:layer="layout" svg:x1="8.493cm" svg:y1="10.144cm" svg:x2="8.366cm" svg:y2="10.906cm">
          <text:p/>
        </draw:line>
        <draw:line draw:style-name="gr2" draw:text-style-name="P1" draw:layer="layout" svg:x1="15.224cm" svg:y1="8.874cm" svg:x2="15.478cm" svg:y2="9.509cm">
          <text:p/>
        </draw:line>
        <draw:line draw:style-name="gr2" draw:text-style-name="P1" draw:layer="layout" svg:x1="4.048cm" svg:y1="7.35cm" svg:x2="4.175cm" svg:y2="7.985cm">
          <text:p/>
        </draw:line>
        <draw:frame draw:style-name="gr1" draw:text-style-name="P1" draw:layer="layout" svg:width="15.742cm" svg:height="8.072cm" svg:x="2.905cm" svg:y="11.922cm">
          <draw:text-box>
            <text:p text:style-name="P1"><text:tab/><text:tab/><text:tab/><text:tab/>&lt;expr&gt;</text:p>
            <text:p text:style-name="P1"/>
            <text:p text:style-name="P1"><text:tab/><text:tab/><text:tab/><text:tab/>&lt;expr&gt;<text:tab/>&lt;op&gt;<text:tab/>&lt;expr&gt;</text:p>
            <text:p text:style-name="P1"/>
            <text:p text:style-name="P1">&lt;expr&gt;<text:tab/>&lt;op&gt;<text:tab/>&lt;expr&gt;<text:tab/><text:tab/>-<text:tab/>&lt;var&gt;</text:p>
            <text:p text:style-name="P1"/>
            <text:p text:style-name="P5">&lt;var&gt;<text:tab/><text:tab/>-<text:tab/><text:tab/>&lt;int&gt;<text:tab/><text:tab/><text:tab/><text:tab/>y</text:p>
            <text:p text:style-name="P4"/>
            <text:p text:style-name="P5"><text:s text:c="4"/>x<text:tab/><text:tab/><text:tab/><text:tab/><text:tab/>&lt;digit&gt;<text:tab/><text:tab/><text:tab/><text:tab/><text:tab/></text:p>
            <text:p text:style-name="P4"/>
            <text:p text:style-name="P5"><text:tab/><text:tab/><text:tab/><text:tab/><text:tab/><text:tab/>6<text:tab/><text:tab/><text:tab/><text:tab/><text:tab/><text:tab/></text:p>
          </draw:text-box>
        </draw:frame>
        <draw:line draw:style-name="gr2" draw:text-style-name="P1" draw:layer="layout" svg:x1="10.271cm" svg:y1="13.319cm" svg:x2="11.922cm" svg:y2="12.684cm">
          <text:p/>
        </draw:line>
        <draw:line draw:style-name="gr2" draw:text-style-name="P1" draw:layer="layout" svg:x1="12.43cm" svg:y1="13.446cm" svg:x2="12.43cm" svg:y2="12.811cm">
          <text:p/>
        </draw:line>
        <draw:line draw:style-name="gr2" draw:text-style-name="P1" draw:layer="layout" svg:x1="14.97cm" svg:y1="13.573cm" svg:x2="13.7cm" svg:y2="12.684cm">
          <text:p/>
        </draw:line>
        <draw:line draw:style-name="gr2" draw:text-style-name="P1" draw:layer="layout" svg:x1="10.398cm" svg:y1="15.097cm" svg:x2="10.144cm" svg:y2="14.208cm">
          <text:p/>
        </draw:line>
        <draw:line draw:style-name="gr2" draw:text-style-name="P1" draw:layer="layout" svg:x1="7.477cm" svg:y1="14.97cm" svg:x2="9.001cm" svg:y2="14.335cm">
          <text:p/>
        </draw:line>
        <draw:line draw:style-name="gr2" draw:text-style-name="P1" draw:layer="layout" svg:x1="5.445cm" svg:y1="14.97cm" svg:x2="8.874cm" svg:y2="13.954cm">
          <text:p/>
        </draw:line>
        <draw:line draw:style-name="gr2" draw:text-style-name="P1" draw:layer="layout" svg:x1="13.192cm" svg:y1="14.335cm" svg:x2="13.7cm" svg:y2="14.97cm">
          <text:p/>
        </draw:line>
        <draw:line draw:style-name="gr2" draw:text-style-name="P1" draw:layer="layout" svg:x1="15.351cm" svg:y1="14.335cm" svg:x2="15.351cm" svg:y2="14.843cm">
          <text:p/>
        </draw:line>
        <draw:line draw:style-name="gr2" draw:text-style-name="P1" draw:layer="layout" svg:x1="15.859cm" svg:y1="15.859cm" svg:x2="15.859cm" svg:y2="16.24cm">
          <text:p/>
        </draw:line>
        <draw:line draw:style-name="gr2" draw:text-style-name="P1" draw:layer="layout" svg:x1="10.144cm" svg:y1="15.732cm" svg:x2="10.144cm" svg:y2="16.367cm">
          <text:p/>
        </draw:line>
        <draw:line draw:style-name="gr2" draw:text-style-name="P1" draw:layer="layout" svg:x1="10.144cm" svg:y1="17.129cm" svg:x2="10.144cm" svg:y2="17.637cm">
          <text:p/>
        </draw:line>
        <draw:line draw:style-name="gr2" draw:text-style-name="P1" draw:layer="layout" svg:x1="10.271cm" svg:y1="18.526cm" svg:x2="10.271cm" svg:y2="19.161cm">
          <text:p/>
        </draw:line>
        <draw:line draw:style-name="gr2" draw:text-style-name="P1" draw:layer="layout" svg:x1="7.35cm" svg:y1="15.605cm" svg:x2="7.096cm" svg:y2="16.367cm">
          <text:p/>
        </draw:line>
        <draw:line draw:style-name="gr2" draw:text-style-name="P1" draw:layer="layout" svg:x1="4.81cm" svg:y1="15.732cm" svg:x2="4.175cm" svg:y2="16.494cm">
          <text:p/>
        </draw:line>
        <draw:line draw:style-name="gr2" draw:text-style-name="P1" draw:layer="layout" svg:x1="4.175cm" svg:y1="17.002cm" svg:x2="4.175cm" svg:y2="17.891cm">
          <text:p/>
        </draw:line>
      </draw:page>
      <draw:page draw:name="page4" draw:style-name="dp1" draw:master-page-name="Default">
        <draw:frame draw:style-name="gr1" draw:text-style-name="P3" draw:layer="layout" svg:width="3.072cm" svg:height="0.882cm" svg:x="1.381cm" svg:y="1.635cm">
          <draw:text-box>
            <text:p><text:span text:style-name="T1">Problem 5</text:span></text:p>
          </draw:text-box>
        </draw:frame>
        <draw:frame draw:style-name="gr1" draw:text-style-name="P6" draw:layer="layout" svg:width="19.569cm" svg:height="14.764cm" svg:x="1.006cm" svg:y="3.413cm">
          <draw:text-box>
            <text:p text:style-name="P5"><text:span text:style-name="T1"><text:tab/></text:span><text:span text:style-name="T1"><text:tab/></text:span><text:span text:style-name="T1"><text:tab/></text:span><text:span text:style-name="T1"><text:tab/></text:span><text:span text:style-name="T1">&lt;bool_expr&gt;</text:span></text:p>
            <text:p text:style-name="P1"><text:span text:style-name="T1"/></text:p>
            <text:p text:style-name="P5"><text:span text:style-name="T1"><text:tab/></text:span><text:span text:style-name="T1">&lt;bool_expr&gt;</text:span><text:span text:style-name="T1"><text:tab/></text:span><text:span text:style-name="T1"><text:tab/></text:span><text:span text:style-name="T1">&lt;bop&gt;</text:span><text:span text:style-name="T1"><text:tab/></text:span><text:span text:style-name="T1"><text:tab/></text:span><text:span text:style-name="T1">&lt;bool_expr&gt;</text:span></text:p>
            <text:p text:style-name="P1"><text:span text:style-name="T1"/></text:p>
            <text:p text:style-name="P1"><text:span text:style-name="T1">&lt;rel_expr&gt;</text:span><text:span text:style-name="T1"><text:tab/></text:span><text:span text:style-name="T1"><text:tab/></text:span><text:span text:style-name="T1">and</text:span><text:span text:style-name="T1"><text:tab/></text:span><text:span text:style-name="T1"><text:tab/></text:span><text:span text:style-name="T1">&lt;bool_expr&gt;</text:span><text:span text:style-name="T1"><text:tab/></text:span><text:span text:style-name="T1"> &lt;bop&gt;</text:span><text:span text:style-name="T1"><text:tab/></text:span><text:span text:style-name="T1">&lt;bool_expr&gt;</text:span></text:p>
            <text:p text:style-name="P1"><text:span text:style-name="T1"/></text:p>
            <text:p text:style-name="P1"><text:span text:style-name="T1">&lt;expr&gt; <text:s/>&lt;rop&gt; <text:s/>&lt;expr&gt;</text:span><text:span text:style-name="T1"><text:tab/></text:span><text:span text:style-name="T1"><text:tab/></text:span><text:span text:style-name="T1"><text:tab/></text:span><text:span text:style-name="T1">&lt;rel_expr&gt;</text:span><text:span text:style-name="T1"><text:tab/></text:span><text:span text:style-name="T1">or not</text:span><text:span text:style-name="T1"><text:tab/></text:span><text:span text:style-name="T1">( &lt;bool_expr&gt; )</text:span></text:p>
            <text:p text:style-name="P1"><text:span text:style-name="T1"/></text:p>
            <text:p text:style-name="P1"><text:span text:style-name="T1">&lt;var&gt;</text:span><text:span text:style-name="T1"><text:tab/></text:span><text:span text:style-name="T1">&lt;</text:span><text:span text:style-name="T1"><text:tab/></text:span><text:span text:style-name="T1">&lt;int&gt;</text:span><text:span text:style-name="T1"><text:tab/></text:span><text:span text:style-name="T1"><text:tab/></text:span><text:span text:style-name="T1"><text:tab/></text:span><text:span text:style-name="T1">&lt;expr&gt; <text:s/>&lt;rop&gt; <text:s/>&lt;expr&gt;</text:span><text:span text:style-name="T1"><text:tab/></text:span><text:span text:style-name="T1"><text:tab/></text:span><text:span text:style-name="T1">&lt;rel_expr&gt;</text:span></text:p>
            <text:p text:style-name="P1"><text:span text:style-name="T1"/></text:p>
            <text:p text:style-name="P4"><text:span text:style-name="T1">X</text:span><text:span text:style-name="T1"><text:tab/></text:span><text:span text:style-name="T1"><text:tab/></text:span><text:span text:style-name="T1"><text:tab/></text:span><text:span text:style-name="T1">&lt;digit&gt;</text:span><text:span text:style-name="T1"><text:tab/></text:span><text:span text:style-name="T1"><text:tab/></text:span><text:span text:style-name="T1">&lt;var&gt; <text:s/>!= <text:s/>( &lt;expr&gt; )</text:span><text:span text:style-name="T1"><text:tab/></text:span><text:span text:style-name="T1"> <text:s text:c="3"/>&lt;expr&gt; <text:s/>&lt;rop&gt; <text:s/>&lt;expr&gt;</text:span></text:p>
            <text:p text:style-name="P1"><text:span text:style-name="T1"/></text:p>
            <text:p text:style-name="P4"><text:span text:style-name="T1">0</text:span><text:span text:style-name="T1"><text:tab/></text:span><text:span text:style-name="T1">y</text:span><text:span text:style-name="T1"><text:tab/></text:span><text:span text:style-name="T1">&lt;expr&gt; &lt;rop&gt; &lt;expr&gt; <text:s/>&lt;var&gt; <text:s/>== <text:s/>&lt;assign_expr&gt;</text:span></text:p>
            <text:p text:style-name="P4"><text:span text:style-name="T1"/></text:p>
            <text:p text:style-name="P4"><text:span text:style-name="T1">&lt;var&gt;</text:span><text:span text:style-name="T1"><text:tab/></text:span><text:span text:style-name="T1">+</text:span><text:span text:style-name="T1"><text:tab/></text:span><text:span text:style-name="T1">&lt;int&gt;</text:span><text:span text:style-name="T1"><text:tab/></text:span><text:span text:style-name="T1"><text:tab/></text:span><text:span text:style-name="T1">u</text:span><text:span text:style-name="T1"><text:tab/></text:span><text:span text:style-name="T1">&lt;expr&gt; <text:s/>&lt;op&gt; <text:s/>&lt;expr&gt;</text:span></text:p>
            <text:p text:style-name="P4"><text:span text:style-name="T1"/></text:p>
            <text:p text:style-name="P4"><text:span text:style-name="T1"><text:tab/></text:span><text:span text:style-name="T1">Z</text:span><text:span text:style-name="T1"><text:tab/></text:span><text:span text:style-name="T1"><text:tab/></text:span><text:span text:style-name="T1">&lt;digit&gt; &lt;int&gt;</text:span><text:span text:style-name="T1"><text:tab/></text:span><text:span text:style-name="T1"><text:tab/></text:span><text:span text:style-name="T1">&lt;var&gt;</text:span><text:span text:style-name="T1"><text:tab/></text:span><text:span text:style-name="T1">+</text:span><text:span text:style-name="T1"><text:tab/></text:span><text:span text:style-name="T1">&lt;int&gt;</text:span></text:p>
            <text:p text:style-name="P4"><text:span text:style-name="T1"/></text:p>
            <text:p text:style-name="P4"><text:span text:style-name="T1">1</text:span><text:span text:style-name="T1"><text:tab/></text:span><text:span text:style-name="T1">&lt;digit&gt;</text:span><text:span text:style-name="T1"><text:tab/></text:span><text:span text:style-name="T1"><text:tab/></text:span><text:span text:style-name="T1">v</text:span><text:span text:style-name="T1"><text:tab/></text:span><text:span text:style-name="T1"><text:tab/></text:span><text:span text:style-name="T1">&lt;digit&gt;</text:span></text:p>
            <text:p text:style-name="P4"><text:span text:style-name="T1"/></text:p>
            <text:p text:style-name="P4"><text:span text:style-name="T1">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</text:span></text:p>
            <text:p text:style-name="P1"><text:span text:style-name="T1"/></text:p>
            <text:p text:style-name="P1"><text:span text:style-name="T1"/></text:p>
          </draw:text-box>
        </draw:frame>
        <draw:line draw:style-name="gr2" draw:text-style-name="P1" draw:layer="layout" svg:x1="6.08cm" svg:y1="4.302cm" svg:x2="4.937cm" svg:y2="4.937cm">
          <text:p/>
        </draw:line>
        <draw:line draw:style-name="gr2" draw:text-style-name="P1" draw:layer="layout" svg:x1="8.239cm" svg:y1="4.175cm" svg:x2="8.239cm" svg:y2="4.81cm">
          <text:p/>
        </draw:line>
        <draw:line draw:style-name="gr2" draw:text-style-name="P1" draw:layer="layout" svg:x1="9.636cm" svg:y1="4.048cm" svg:x2="13.065cm" svg:y2="4.81cm">
          <text:p/>
        </draw:line>
        <draw:line draw:style-name="gr2" draw:text-style-name="P1" draw:layer="layout" svg:x1="3.921cm" svg:y1="5.318cm" svg:x2="3.794cm" svg:y2="6.207cm">
          <text:p/>
        </draw:line>
        <draw:line draw:style-name="gr2" draw:text-style-name="P1" draw:layer="layout" svg:x1="2.778cm" svg:y1="6.842cm" svg:x2="2.143cm" svg:y2="7.35cm">
          <text:p/>
        </draw:line>
        <draw:line draw:style-name="gr2" draw:text-style-name="P1" draw:layer="layout" svg:x1="3.667cm" svg:y1="6.842cm" svg:x2="3.667cm" svg:y2="7.35cm">
          <text:p/>
        </draw:line>
        <draw:line draw:style-name="gr2" draw:text-style-name="P1" draw:layer="layout" svg:x1="4.81cm" svg:y1="6.842cm" svg:x2="5.699cm" svg:y2="7.223cm">
          <text:p/>
        </draw:line>
        <draw:line draw:style-name="gr2" draw:text-style-name="P1" draw:layer="layout" svg:x1="2.27cm" svg:y1="7.858cm" svg:x2="2.27cm" svg:y2="8.493cm">
          <text:p/>
        </draw:line>
        <draw:line draw:style-name="gr2" draw:text-style-name="P1" draw:layer="layout" svg:x1="4.175cm" svg:y1="7.985cm" svg:x2="4.175cm" svg:y2="8.62cm">
          <text:p/>
        </draw:line>
        <draw:line draw:style-name="gr2" draw:text-style-name="P1" draw:layer="layout" svg:x1="6.08cm" svg:y1="7.985cm" svg:x2="6.08cm" svg:y2="8.62cm">
          <text:p/>
        </draw:line>
        <draw:line draw:style-name="gr2" draw:text-style-name="P1" draw:layer="layout" svg:x1="2.143cm" svg:y1="9.255cm" svg:x2="1.762cm" svg:y2="9.89cm">
          <text:p/>
        </draw:line>
        <draw:line draw:style-name="gr2" draw:text-style-name="P1" draw:layer="layout" svg:x1="6.207cm" svg:y1="9.255cm" svg:x2="6.207cm" svg:y2="9.763cm">
          <text:p/>
        </draw:line>
        <draw:line draw:style-name="gr2" draw:text-style-name="P1" draw:layer="layout" svg:x1="8.239cm" svg:y1="5.445cm" svg:x2="7.985cm" svg:y2="6.08cm">
          <text:p/>
        </draw:line>
        <draw:line draw:style-name="gr2" draw:text-style-name="P1" draw:layer="layout" svg:x1="12.176cm" svg:y1="5.445cm" svg:x2="11.922cm" svg:y2="6.08cm">
          <text:p/>
        </draw:line>
        <draw:line draw:style-name="gr2" draw:text-style-name="P1" draw:layer="layout" svg:x1="13.7cm" svg:y1="5.445cm" svg:x2="14.462cm" svg:y2="6.08cm">
          <text:p/>
        </draw:line>
        <draw:line draw:style-name="gr2" draw:text-style-name="P1" draw:layer="layout" svg:x1="14.335cm" svg:y1="5.318cm" svg:x2="18.018cm" svg:y2="6.08cm">
          <text:p/>
        </draw:line>
        <draw:line draw:style-name="gr2" draw:text-style-name="P1" draw:layer="layout" svg:x1="11.414cm" svg:y1="6.715cm" svg:x2="11.414cm" svg:y2="7.223cm">
          <text:p/>
        </draw:line>
        <draw:line draw:style-name="gr2" draw:text-style-name="P1" draw:layer="layout" svg:x1="14.843cm" svg:y1="6.715cm" svg:x2="14.843cm" svg:y2="7.35cm">
          <text:p/>
        </draw:line>
        <draw:line draw:style-name="gr2" draw:text-style-name="P1" draw:layer="layout" svg:x1="18.526cm" svg:y1="6.588cm" svg:x2="18.526cm" svg:y2="7.35cm">
          <text:p/>
        </draw:line>
        <draw:line draw:style-name="gr2" draw:text-style-name="P1" draw:layer="layout" svg:x1="10.652cm" svg:y1="7.985cm" svg:x2="10.271cm" svg:y2="8.62cm">
          <text:p/>
        </draw:line>
        <draw:line draw:style-name="gr2" draw:text-style-name="P1" draw:layer="layout" svg:x1="11.922cm" svg:y1="8.239cm" svg:x2="12.049cm" svg:y2="8.62cm">
          <text:p/>
        </draw:line>
        <draw:line draw:style-name="gr2" draw:text-style-name="P1" draw:layer="layout" svg:x1="12.176cm" svg:y1="8.112cm" svg:x2="13.827cm" svg:y2="8.493cm">
          <text:p/>
        </draw:line>
        <draw:line draw:style-name="gr2" draw:text-style-name="P1" draw:layer="layout" svg:x1="18.399cm" svg:y1="8.112cm" svg:x2="18.399cm" svg:y2="8.62cm">
          <text:p/>
        </draw:line>
        <draw:line draw:style-name="gr2" draw:text-style-name="P1" draw:layer="layout" svg:x1="10.271cm" svg:y1="9.255cm" svg:x2="9.763cm" svg:y2="9.89cm">
          <text:p/>
        </draw:line>
        <draw:line draw:style-name="gr2" draw:text-style-name="P1" draw:layer="layout" svg:x1="11.795cm" svg:y1="9.255cm" svg:x2="11.287cm" svg:y2="9.89cm">
          <text:p/>
        </draw:line>
        <draw:line draw:style-name="gr2" draw:text-style-name="P1" draw:layer="layout" svg:x1="13.827cm" svg:y1="9.255cm" svg:x2="13.319cm" svg:y2="9.89cm">
          <text:p/>
        </draw:line>
        <draw:line draw:style-name="gr2" draw:text-style-name="P1" draw:layer="layout" svg:x1="17.51cm" svg:y1="9.255cm" svg:x2="15.859cm" svg:y2="10.017cm">
          <text:p/>
        </draw:line>
        <draw:line draw:style-name="gr2" draw:text-style-name="P1" draw:layer="layout" svg:x1="18.272cm" svg:y1="9.255cm" svg:x2="17.637cm" svg:y2="9.89cm">
          <text:p/>
        </draw:line>
        <draw:line draw:style-name="gr2" draw:text-style-name="P1" draw:layer="layout" svg:x1="19.161cm" svg:y1="9.255cm" svg:x2="19.288cm" svg:y2="9.763cm">
          <text:p/>
        </draw:line>
        <draw:line draw:style-name="gr2" draw:text-style-name="P1" draw:layer="layout" svg:x1="15.351cm" svg:y1="10.525cm" svg:x2="14.843cm" svg:y2="11.16cm">
          <text:p/>
        </draw:line>
        <draw:line draw:style-name="gr2" draw:text-style-name="P1" draw:layer="layout" svg:x1="17.383cm" svg:y1="10.525cm" svg:x2="16.367cm" svg:y2="11.16cm">
          <text:p/>
        </draw:line>
        <draw:line draw:style-name="gr2" draw:text-style-name="P1" draw:layer="layout" svg:x1="19.415cm" svg:y1="10.525cm" svg:x2="18.78cm" svg:y2="11.16cm">
          <text:p/>
        </draw:line>
        <draw:line draw:style-name="gr2" draw:text-style-name="P1" draw:layer="layout" svg:x1="12.43cm" svg:y1="10.652cm" svg:x2="11.287cm" svg:y2="11.287cm">
          <text:p/>
        </draw:line>
        <draw:line draw:style-name="gr2" draw:text-style-name="P1" draw:layer="layout" svg:x1="8.874cm" svg:y1="10.398cm" svg:x2="7.731cm" svg:y2="11.033cm">
          <text:p/>
        </draw:line>
        <draw:line draw:style-name="gr2" draw:text-style-name="P1" draw:layer="layout" svg:x1="5.953cm" svg:y1="10.652cm" svg:x2="5.953cm" svg:y2="11.16cm">
          <text:p/>
        </draw:line>
        <draw:line draw:style-name="gr2" draw:text-style-name="P1" draw:layer="layout" svg:x1="9.255cm" svg:y1="11.922cm" svg:x2="8.874cm" svg:y2="12.43cm">
          <text:p/>
        </draw:line>
        <draw:line draw:style-name="gr2" draw:text-style-name="P1" draw:layer="layout" svg:x1="10.906cm" svg:y1="11.795cm" svg:x2="10.144cm" svg:y2="12.43cm">
          <text:p/>
        </draw:line>
        <draw:line draw:style-name="gr2" draw:text-style-name="P1" draw:layer="layout" svg:x1="7.731cm" svg:y1="13.065cm" svg:x2="7.731cm" svg:y2="13.446cm">
          <text:p/>
        </draw:line>
        <draw:line draw:style-name="gr2" draw:text-style-name="P1" draw:layer="layout" svg:x1="11.541cm" svg:y1="12.811cm" svg:x2="11.16cm" svg:y2="13.573cm">
          <text:p/>
        </draw:line>
        <draw:line draw:style-name="gr2" draw:text-style-name="P1" draw:layer="layout" svg:x1="11.922cm" svg:y1="12.938cm" svg:x2="12.557cm" svg:y2="13.446cm">
          <text:p/>
        </draw:line>
        <draw:line draw:style-name="gr2" draw:text-style-name="P1" draw:layer="layout" svg:x1="11.033cm" svg:y1="14.335cm" svg:x2="11.033cm" svg:y2="14.843cm">
          <text:p/>
        </draw:line>
        <draw:line draw:style-name="gr2" draw:text-style-name="P1" draw:layer="layout" svg:x1="12.684cm" svg:y1="14.335cm" svg:x2="12.684cm" svg:y2="14.843cm">
          <text:p/>
        </draw:line>
        <draw:line draw:style-name="gr2" draw:text-style-name="P1" draw:layer="layout" svg:x1="14.208cm" svg:y1="11.668cm" svg:x2="13.7cm" svg:y2="12.557cm">
          <text:p/>
        </draw:line>
        <draw:line draw:style-name="gr2" draw:text-style-name="P1" draw:layer="layout" svg:x1="17.002cm" svg:y1="11.795cm" svg:x2="16.113cm" svg:y2="12.43cm">
          <text:p/>
        </draw:line>
        <draw:line draw:style-name="gr2" draw:text-style-name="P1" draw:layer="layout" svg:x1="17.637cm" svg:y1="11.795cm" svg:x2="17.51cm" svg:y2="12.303cm">
          <text:p/>
        </draw:line>
        <draw:line draw:style-name="gr2" draw:text-style-name="P1" draw:layer="layout" svg:x1="18.78cm" svg:y1="11.795cm" svg:x2="19.288cm" svg:y2="12.43cm">
          <text:p/>
        </draw:line>
        <draw:line draw:style-name="gr2" draw:text-style-name="P1" draw:layer="layout" svg:x1="15.859cm" svg:y1="13.065cm" svg:x2="15.859cm" svg:y2="13.573cm">
          <text:p/>
        </draw:line>
        <draw:line draw:style-name="gr2" draw:text-style-name="P1" draw:layer="layout" svg:x1="17.891cm" svg:y1="12.938cm" svg:x2="17.891cm" svg:y2="13.573cm">
          <text:p/>
        </draw:line>
        <draw:line draw:style-name="gr2" draw:text-style-name="P1" draw:layer="layout" svg:x1="19.669cm" svg:y1="13.065cm" svg:x2="19.669cm" svg:y2="13.573cm">
          <text:p/>
        </draw:line>
        <draw:line draw:style-name="gr2" draw:text-style-name="P1" draw:layer="layout" svg:x1="16.24cm" svg:y1="14.335cm" svg:x2="16.24cm" svg:y2="14.97cm">
          <text:p/>
        </draw:line>
        <draw:line draw:style-name="gr2" draw:text-style-name="P1" draw:layer="layout" svg:x1="19.669cm" svg:y1="14.208cm" svg:x2="19.669cm" svg:y2="14.843cm">
          <text:p/>
        </draw:line>
        <draw:line draw:style-name="gr2" draw:text-style-name="P1" draw:layer="layout" svg:x1="13.446cm" svg:y1="15.605cm" svg:x2="13.7cm" svg:y2="16.113cm">
          <text:p/>
        </draw:line>
        <draw:line draw:style-name="gr2" draw:text-style-name="P1" draw:layer="layout" svg:x1="19.796cm" svg:y1="15.605cm" svg:x2="19.923cm" svg:y2="16.367cm">
          <text:p/>
        </draw:line>
      </draw:page>
      <draw:page draw:name="page5" draw:style-name="dp1" draw:master-page-name="Default">
        <draw:frame draw:style-name="gr1" draw:layer="layout" svg:width="4.634cm" svg:height="0.962cm" svg:x="1.127cm" svg:y="1.381cm">
          <draw:text-box>
            <text:p>Problem 9 <text:s/># 1</text:p>
          </draw:text-box>
        </draw:frame>
        <draw:frame draw:style-name="gr7" draw:text-style-name="P1" draw:layer="layout" svg:width="26.224cm" svg:height="5.355cm" svg:x="0.938cm" svg:y="4.027cm">
          <draw:text-box>
            <text:p text:style-name="P1">&lt;stmt&gt;</text:p>
            <text:p text:style-name="P1"/>
            <text:p text:style-name="P1">&lt;if_stmt&gt;</text:p>
            <text:p text:style-name="P1"/>
            <text:p text:style-name="P1">If ( &lt;bool_expr&gt; ) then &lt;stmt&gt; else &lt;stmt&gt; endif</text:p>
            <text:p text:style-name="P1"/>
            <text:p text:style-name="P1">&lt;rel_expr&gt;<text:tab/><text:tab/><text:tab/><text:tab/><text:tab/><text:tab/><text:tab/>&lt;if_stmt&gt;<text:tab/><text:tab/><text:tab/><text:tab/><text:tab/><text:tab/>&lt;assign_stmt&gt;</text:p>
          </draw:text-box>
        </draw:frame>
        <draw:frame draw:style-name="gr1" draw:text-style-name="P1" draw:layer="layout" svg:width="6.822cm" svg:height="5.228cm" svg:x="1.061cm" svg:y="9.564cm">
          <draw:text-box>
            <text:p text:style-name="P1">&lt;expr&gt; <text:s/>&lt;rop&gt; <text:s/>&lt;expr&gt;</text:p>
            <text:p text:style-name="P1"/>
            <text:p text:style-name="P1">&lt;var&gt;<text:tab/>==<text:tab/>&lt;int&gt;</text:p>
            <text:p text:style-name="P1"/>
            <text:p text:style-name="P1">a<text:tab/><text:tab/>&lt;digit&gt;</text:p>
            <text:p text:style-name="P4"/>
            <text:p text:style-name="P4">6<text:tab/></text:p>
          </draw:text-box>
        </draw:frame>
        <draw:frame draw:style-name="gr1" draw:layer="layout" svg:width="13.524cm" svg:height="2.384cm" svg:x="8.112cm" svg:y="9.538cm">
          <draw:text-box>
            <text:p text:style-name="P1">If ( &lt;bool_expr&gt; ) then &lt;stmt&gt; endif</text:p>
            <text:p text:style-name="P1"/>
            <text:p text:style-name="P1">&lt;rel_expr&gt;<text:tab/><text:tab/><text:tab/><text:tab/><text:tab/>&lt;assign_stmt&gt;</text:p>
          </draw:text-box>
        </draw:frame>
        <draw:frame draw:style-name="gr1" draw:layer="layout" svg:width="1.772cm" svg:height="0.962cm" svg:x="12.43cm" svg:y="8.112cm">
          <draw:text-box>
            <text:p><text:tab/></text:p>
          </draw:text-box>
        </draw:frame>
        <draw:frame draw:style-name="gr1" draw:layer="layout" svg:width="6.822cm" svg:height="5.228cm" svg:x="7.35cm" svg:y="12.43cm">
          <draw:text-box>
            <text:p text:style-name="P1">&lt;expr&gt; <text:s/>&lt;rop&gt; <text:s/>&lt;expr&gt;</text:p>
            <text:p text:style-name="P1"/>
            <text:p text:style-name="P1">&lt;var&gt;<text:tab/>==<text:tab/>&lt;int&gt;</text:p>
            <text:p text:style-name="P1"/>
            <text:p text:style-name="P1">a<text:tab/><text:tab/>&lt;digit&gt;</text:p>
            <text:p text:style-name="P4"/>
            <text:p text:style-name="P4">7<text:tab/></text:p>
          </draw:text-box>
        </draw:frame>
        <draw:frame draw:style-name="gr1" draw:layer="layout" svg:width="5.18cm" svg:height="5.228cm" svg:x="22.209cm" svg:y="9.763cm">
          <draw:text-box>
            <text:p text:style-name="P1">&lt;var&gt; <text:s/>= <text:s/>&lt;expr&gt;</text:p>
            <text:p text:style-name="P1"/>
            <text:p text:style-name="P1">Z<text:tab/><text:tab/>&lt;int&gt;</text:p>
            <text:p text:style-name="P4"/>
            <text:p text:style-name="P4">&lt;digit&gt;</text:p>
            <text:p text:style-name="P4"/>
            <text:p text:style-name="P4">2<text:tab/></text:p>
          </draw:text-box>
        </draw:frame>
        <draw:frame draw:style-name="gr1" draw:layer="layout" svg:width="5.18cm" svg:height="5.228cm" svg:x="16.748cm" svg:y="12.536cm">
          <draw:text-box>
            <text:p text:style-name="P1">&lt;var&gt; <text:s/>= <text:s/>&lt;expr&gt;</text:p>
            <text:p text:style-name="P1"/>
            <text:p text:style-name="P1">Z<text:tab/><text:tab/>&lt;int&gt;</text:p>
            <text:p text:style-name="P4"/>
            <text:p text:style-name="P4">&lt;digit&gt;</text:p>
            <text:p text:style-name="P4"/>
            <text:p text:style-name="P4">1<text:tab/></text:p>
          </draw:text-box>
        </draw:frame>
        <draw:line draw:style-name="gr2" draw:text-style-name="P1" draw:layer="layout" svg:x1="13.827cm" svg:y1="5.064cm" svg:x2="13.827cm" svg:y2="5.445cm">
          <text:p/>
        </draw:line>
        <draw:line draw:style-name="gr2" draw:text-style-name="P1" draw:layer="layout" svg:x1="12.557cm" svg:y1="6.08cm" svg:x2="10.398cm" svg:y2="6.715cm">
          <text:p/>
        </draw:line>
        <draw:line draw:style-name="gr2" draw:text-style-name="P1" draw:layer="layout" svg:x1="14.335cm" svg:y1="6.588cm" svg:x2="14.335cm" svg:y2="6.969cm">
          <text:p/>
        </draw:line>
        <draw:line draw:style-name="gr2" draw:text-style-name="P1" draw:layer="layout" svg:x1="15.224cm" svg:y1="6.334cm" svg:x2="18.399cm" svg:y2="7.096cm">
          <text:p/>
        </draw:line>
        <draw:line draw:style-name="gr2" draw:text-style-name="P1" draw:layer="layout" svg:x1="13.954cm" svg:y1="7.604cm" svg:x2="13.827cm" svg:y2="8.366cm">
          <text:p/>
        </draw:line>
        <draw:line draw:style-name="gr2" draw:text-style-name="P1" draw:layer="layout" svg:x1="3.159cm" svg:y1="8.366cm" svg:x2="9.128cm" svg:y2="7.731cm">
          <text:p/>
        </draw:line>
        <draw:line draw:style-name="gr2" draw:text-style-name="P1" draw:layer="layout" svg:x1="18.399cm" svg:y1="7.731cm" svg:x2="23.479cm" svg:y2="8.366cm">
          <text:p/>
        </draw:line>
        <draw:line draw:style-name="gr2" draw:text-style-name="P1" draw:layer="layout" svg:x1="23.606cm" svg:y1="9.128cm" svg:x2="23.098cm" svg:y2="10.017cm">
          <text:p/>
        </draw:line>
        <draw:line draw:style-name="gr2" draw:text-style-name="P1" draw:layer="layout" svg:x1="24.495cm" svg:y1="9.382cm" svg:x2="24.495cm" svg:y2="9.763cm">
          <text:p/>
        </draw:line>
        <draw:line draw:style-name="gr2" draw:text-style-name="P1" draw:layer="layout" svg:x1="25.384cm" svg:y1="9.382cm" svg:x2="26.273cm" svg:y2="9.763cm">
          <text:p/>
        </draw:line>
        <draw:line draw:style-name="gr2" draw:text-style-name="P1" draw:layer="layout" svg:x1="26.019cm" svg:y1="10.779cm" svg:x2="26.019cm" svg:y2="11.287cm">
          <text:p/>
        </draw:line>
        <draw:line draw:style-name="gr2" draw:text-style-name="P1" draw:layer="layout" svg:x1="26.019cm" svg:y1="11.922cm" svg:x2="26.019cm" svg:y2="12.557cm">
          <text:p/>
        </draw:line>
        <draw:line draw:style-name="gr2" draw:text-style-name="P1" draw:layer="layout" svg:x1="17.51cm" svg:y1="10.271cm" svg:x2="19.288cm" svg:y2="10.906cm">
          <text:p/>
        </draw:line>
        <draw:line draw:style-name="gr2" draw:text-style-name="P1" draw:layer="layout" svg:x1="18.399cm" svg:y1="11.668cm" svg:x2="17.891cm" svg:y2="12.557cm">
          <text:p/>
        </draw:line>
        <draw:line draw:style-name="gr2" draw:text-style-name="P1" draw:layer="layout" svg:x1="19.034cm" svg:y1="11.922cm" svg:x2="19.034cm" svg:y2="12.557cm">
          <text:p/>
        </draw:line>
        <draw:line draw:style-name="gr2" draw:text-style-name="P1" draw:layer="layout" svg:x1="20.05cm" svg:y1="12.049cm" svg:x2="20.685cm" svg:y2="12.557cm">
          <text:p/>
        </draw:line>
        <draw:line draw:style-name="gr2" draw:text-style-name="P1" draw:layer="layout" svg:x1="20.558cm" svg:y1="13.446cm" svg:x2="20.558cm" svg:y2="13.827cm">
          <text:p/>
        </draw:line>
        <draw:line draw:style-name="gr2" draw:text-style-name="P1" draw:layer="layout" svg:x1="20.558cm" svg:y1="14.589cm" svg:x2="20.558cm" svg:y2="15.351cm">
          <text:p/>
        </draw:line>
        <draw:line draw:style-name="gr2" draw:text-style-name="P1" draw:layer="layout" svg:x1="20.685cm" svg:y1="16.494cm" svg:x2="20.685cm" svg:y2="17.129cm">
          <text:p/>
        </draw:line>
        <draw:line draw:style-name="gr2" draw:text-style-name="P1" draw:layer="layout" svg:x1="17.764cm" svg:y1="13.446cm" svg:x2="17.637cm" svg:y2="14.081cm">
          <text:p/>
        </draw:line>
        <draw:line draw:style-name="gr2" draw:text-style-name="P1" draw:layer="layout" svg:x1="9.382cm" svg:y1="11.922cm" svg:x2="8.62cm" svg:y2="12.684cm">
          <text:p/>
        </draw:line>
        <draw:line draw:style-name="gr2" draw:text-style-name="P1" draw:layer="layout" svg:x1="10.779cm" svg:y1="11.922cm" svg:x2="11.033cm" svg:y2="12.684cm">
          <text:p/>
        </draw:line>
        <draw:line draw:style-name="gr2" draw:text-style-name="P1" draw:layer="layout" svg:x1="11.414cm" svg:y1="11.922cm" svg:x2="12.684cm" svg:y2="12.811cm">
          <text:p/>
        </draw:line>
        <draw:line draw:style-name="gr2" draw:text-style-name="P1" draw:layer="layout" svg:x1="12.684cm" svg:y1="13.065cm" svg:x2="12.684cm" svg:y2="13.827cm">
          <text:p/>
        </draw:line>
        <draw:line draw:style-name="gr2" draw:text-style-name="P1" draw:layer="layout" svg:x1="8.874cm" svg:y1="13.319cm" svg:x2="8.747cm" svg:y2="13.827cm">
          <text:p/>
        </draw:line>
        <draw:line draw:style-name="gr2" draw:text-style-name="P1" draw:layer="layout" svg:x1="10.906cm" svg:y1="13.573cm" svg:x2="11.033cm" svg:y2="14.208cm">
          <text:p/>
        </draw:line>
        <draw:line draw:style-name="gr2" draw:text-style-name="P1" draw:layer="layout" svg:x1="9.001cm" svg:y1="14.462cm" svg:x2="9.001cm" svg:y2="15.478cm">
          <text:p/>
        </draw:line>
        <draw:line draw:style-name="gr2" draw:text-style-name="P1" draw:layer="layout" svg:x1="12.557cm" svg:y1="14.716cm" svg:x2="12.684cm" svg:y2="15.351cm">
          <text:p/>
        </draw:line>
        <draw:line draw:style-name="gr2" draw:text-style-name="P1" draw:layer="layout" svg:x1="12.557cm" svg:y1="16.113cm" svg:x2="12.557cm" svg:y2="16.621cm">
          <text:p/>
        </draw:line>
        <draw:line draw:style-name="gr2" draw:text-style-name="P1" draw:layer="layout" svg:x1="2.397cm" svg:y1="9.255cm" svg:x2="2.397cm" svg:y2="9.763cm">
          <text:p/>
        </draw:line>
        <draw:line draw:style-name="gr2" draw:text-style-name="P1" draw:layer="layout" svg:x1="3.54cm" svg:y1="9.255cm" svg:x2="4.302cm" svg:y2="9.89cm">
          <text:p/>
        </draw:line>
        <draw:line draw:style-name="gr2" draw:text-style-name="P1" draw:layer="layout" svg:x1="4.175cm" svg:y1="9.128cm" svg:x2="6.207cm" svg:y2="9.89cm">
          <text:p/>
        </draw:line>
        <draw:line draw:style-name="gr2" draw:text-style-name="P1" draw:layer="layout" svg:x1="6.334cm" svg:y1="10.398cm" svg:x2="6.334cm" svg:y2="11.033cm">
          <text:p/>
        </draw:line>
        <draw:line draw:style-name="gr2" draw:text-style-name="P1" draw:layer="layout" svg:x1="4.683cm" svg:y1="10.525cm" svg:x2="4.683cm" svg:y2="11.16cm">
          <text:p/>
        </draw:line>
        <draw:line draw:style-name="gr2" draw:text-style-name="P1" draw:layer="layout" svg:x1="2.397cm" svg:y1="10.652cm" svg:x2="2.397cm" svg:y2="11.033cm">
          <text:p/>
        </draw:line>
        <draw:line draw:style-name="gr2" draw:text-style-name="P1" draw:layer="layout" svg:x1="2.524cm" svg:y1="12.049cm" svg:x2="2.397cm" svg:y2="12.557cm">
          <text:p/>
        </draw:line>
        <draw:line draw:style-name="gr2" draw:text-style-name="P1" draw:layer="layout" svg:x1="6.334cm" svg:y1="11.795cm" svg:x2="6.334cm" svg:y2="12.557cm">
          <text:p/>
        </draw:line>
        <draw:line draw:style-name="gr2" draw:text-style-name="P1" draw:layer="layout" svg:x1="26.019cm" svg:y1="13.7cm" svg:x2="26.019cm" svg:y2="14.208cm">
          <text:p/>
        </draw:line>
        <draw:line draw:style-name="gr2" draw:text-style-name="P1" draw:layer="layout" svg:x1="11.541cm" svg:y1="10.525cm" svg:x2="10.271cm" svg:y2="11.16cm">
          <text:p/>
        </draw:line>
        <draw:line draw:style-name="gr2" draw:text-style-name="P1" draw:layer="layout" svg:x1="15.478cm" svg:y1="9.001cm" svg:x2="16.875cm" svg:y2="9.636cm">
          <text:p/>
        </draw:line>
        <draw:line draw:style-name="gr2" draw:text-style-name="P1" draw:layer="layout" svg:x1="13.192cm" svg:y1="9.128cm" svg:x2="12.684cm" svg:y2="9.636cm">
          <text:p/>
        </draw:line>
      </draw:page>
      <draw:page draw:name="page6" draw:style-name="dp1" draw:master-page-name="Default">
        <draw:frame draw:style-name="gr1" draw:layer="layout" svg:width="4.634cm" svg:height="0.962cm" svg:x="1.762cm" svg:y="1.508cm">
          <draw:text-box>
            <text:p>Problem 9 <text:s/># 2</text:p>
          </draw:text-box>
        </draw:frame>
        <draw:frame draw:style-name="gr1" draw:layer="layout" svg:width="14.544cm" svg:height="5.228cm" svg:x="6.903cm" svg:y="3.265cm">
          <draw:text-box>
            <text:p text:style-name="P1">&lt;stmt&gt;</text:p>
            <text:p text:style-name="P1"/>
            <text:p text:style-name="P1">&lt;if_stmt&gt;</text:p>
            <text:p text:style-name="P1"/>
            <text:p text:style-name="P1">If ( &lt;bool_expr&gt; ) then &lt;stmt&gt; endif</text:p>
            <text:p text:style-name="P1"/>
            <text:p text:style-name="P1">&lt;rel_expr&gt;<text:tab/><text:tab/><text:tab/><text:tab/><text:tab/><text:tab/><text:tab/>&lt;if_stmt&gt;</text:p>
          </draw:text-box>
        </draw:frame>
        <draw:frame draw:style-name="gr1" draw:layer="layout" svg:width="13.879cm" svg:height="2.384cm" svg:x="13.061cm" svg:y="8.903cm">
          <draw:text-box>
            <text:p text:style-name="P1">If ( &lt;bool_expr&gt; ) then &lt;stmt&gt; else &lt;stmt&gt; endif</text:p>
            <text:p text:style-name="P1"/>
            <text:p text:style-name="P1">&lt;rel_expr&gt;<text:tab/>&lt;assign_stmt&gt;<text:tab/>&lt;assign_stmt&gt;</text:p>
          </draw:text-box>
        </draw:frame>
        <draw:frame draw:style-name="gr1" draw:layer="layout" svg:width="6.822cm" svg:height="5.228cm" svg:x="1.163cm" svg:y="9.128cm">
          <draw:text-box>
            <text:p text:style-name="P1">&lt;expr&gt; <text:s/>&lt;rop&gt; <text:s/>&lt;expr&gt;</text:p>
            <text:p text:style-name="P1"/>
            <text:p text:style-name="P1">&lt;var&gt;<text:tab/>==<text:tab/>&lt;int&gt;</text:p>
            <text:p text:style-name="P1"/>
            <text:p text:style-name="P1">a<text:tab/><text:tab/>&lt;digit&gt;</text:p>
            <text:p text:style-name="P4"/>
            <text:p text:style-name="P4">6<text:tab/></text:p>
          </draw:text-box>
        </draw:frame>
        <draw:frame draw:style-name="gr8" draw:text-style-name="P1" draw:layer="layout" svg:width="6.822cm" svg:height="5.229cm" svg:x="9.001cm" svg:y="12.43cm">
          <draw:text-box>
            <text:p text:style-name="P1">&lt;expr&gt; <text:s/>&lt;rop&gt; <text:s/>&lt;expr&gt;</text:p>
            <text:p text:style-name="P1"/>
            <text:p text:style-name="P1">&lt;var&gt;<text:tab/>==<text:tab/>&lt;int&gt;</text:p>
            <text:p text:style-name="P1"/>
            <text:p text:style-name="P1">b<text:tab/><text:tab/>&lt;digit&gt;</text:p>
            <text:p text:style-name="P4"/>
            <text:p text:style-name="P4">7<text:tab/></text:p>
          </draw:text-box>
        </draw:frame>
        <draw:frame draw:style-name="gr8" draw:text-style-name="P1" draw:layer="layout" svg:width="5.18cm" svg:height="5.229cm" svg:x="21.76cm" svg:y="12.408cm">
          <draw:text-box>
            <text:p text:style-name="P1">&lt;var&gt; <text:s/>= <text:s/>&lt;expr&gt;</text:p>
            <text:p text:style-name="P1"/>
            <text:p text:style-name="P1">Z<text:tab/><text:tab/>&lt;int&gt;</text:p>
            <text:p text:style-name="P4"/>
            <text:p text:style-name="P4">&lt;digit&gt;</text:p>
            <text:p text:style-name="P4"/>
            <text:p text:style-name="P4">2<text:tab/></text:p>
          </draw:text-box>
        </draw:frame>
        <draw:frame draw:style-name="gr8" draw:text-style-name="P1" draw:layer="layout" svg:width="5.18cm" svg:height="5.229cm" svg:x="16.494cm" svg:y="12.43cm">
          <draw:text-box>
            <text:p text:style-name="P1">&lt;var&gt; <text:s/>= <text:s/>&lt;expr&gt;</text:p>
            <text:p text:style-name="P1"/>
            <text:p text:style-name="P1">Z<text:tab/><text:tab/>&lt;int&gt;</text:p>
            <text:p text:style-name="P4"/>
            <text:p text:style-name="P4">&lt;digit&gt;</text:p>
            <text:p text:style-name="P4"/>
            <text:p text:style-name="P4">1<text:tab/></text:p>
          </draw:text-box>
        </draw:frame>
        <draw:line draw:style-name="gr2" draw:text-style-name="P1" draw:layer="layout" svg:x1="14.208cm" svg:y1="4.048cm" svg:x2="14.208cm" svg:y2="4.683cm">
          <text:p/>
        </draw:line>
        <draw:line draw:style-name="gr2" draw:text-style-name="P1" draw:layer="layout" svg:x1="13.192cm" svg:y1="5.699cm" svg:x2="12.049cm" svg:y2="6.334cm">
          <text:p/>
        </draw:line>
        <draw:line draw:style-name="gr2" draw:text-style-name="P1" draw:layer="layout" svg:x1="15.478cm" svg:y1="5.572cm" svg:x2="16.621cm" svg:y2="6.207cm">
          <text:p/>
        </draw:line>
        <draw:line draw:style-name="gr2" draw:text-style-name="P1" draw:layer="layout" svg:x1="17.129cm" svg:y1="6.969cm" svg:x2="19.415cm" svg:y2="7.477cm">
          <text:p/>
        </draw:line>
        <draw:line draw:style-name="gr2" draw:text-style-name="P1" draw:layer="layout" svg:x1="10.906cm" svg:y1="6.969cm" svg:x2="9.128cm" svg:y2="7.477cm">
          <text:p/>
        </draw:line>
        <draw:line draw:style-name="gr2" draw:text-style-name="P1" draw:layer="layout" svg:x1="7.477cm" svg:y1="8.366cm" svg:x2="2.397cm" svg:y2="9.128cm">
          <text:p/>
        </draw:line>
        <draw:line draw:style-name="gr2" draw:text-style-name="P1" draw:layer="layout" svg:x1="7.858cm" svg:y1="8.493cm" svg:x2="4.937cm" svg:y2="9.128cm">
          <text:p/>
        </draw:line>
        <draw:line draw:style-name="gr2" draw:text-style-name="P1" draw:layer="layout" svg:x1="8.747cm" svg:y1="8.62cm" svg:x2="7.223cm" svg:y2="9.255cm">
          <text:p/>
        </draw:line>
        <draw:line draw:style-name="gr2" draw:text-style-name="P1" draw:layer="layout" svg:x1="18.78cm" svg:y1="8.366cm" svg:x2="15.859cm" svg:y2="8.874cm">
          <text:p/>
        </draw:line>
        <draw:line draw:style-name="gr2" draw:text-style-name="P1" draw:layer="layout" svg:x1="20.304cm" svg:y1="8.493cm" svg:x2="20.431cm" svg:y2="8.874cm">
          <text:p/>
        </draw:line>
        <draw:line draw:style-name="gr2" draw:text-style-name="P1" draw:layer="layout" svg:x1="20.812cm" svg:y1="8.493cm" svg:x2="23.606cm" svg:y2="9.001cm">
          <text:p/>
        </draw:line>
        <draw:line draw:style-name="gr2" draw:text-style-name="P1" draw:layer="layout" svg:x1="15.351cm" svg:y1="9.89cm" svg:x2="15.224cm" svg:y2="10.398cm">
          <text:p/>
        </draw:line>
        <draw:line draw:style-name="gr2" draw:text-style-name="P1" draw:layer="layout" svg:x1="13.7cm" svg:y1="11.16cm" svg:x2="10.398cm" svg:y2="12.557cm">
          <text:p/>
        </draw:line>
        <draw:line draw:style-name="gr2" draw:text-style-name="P1" draw:layer="layout" svg:x1="14.208cm" svg:y1="11.287cm" svg:x2="12.811cm" svg:y2="12.43cm">
          <text:p/>
        </draw:line>
        <draw:line draw:style-name="gr2" draw:text-style-name="P1" draw:layer="layout" svg:x1="15.224cm" svg:y1="11.414cm" svg:x2="14.716cm" svg:y2="12.303cm">
          <text:p/>
        </draw:line>
        <draw:line draw:style-name="gr2" draw:text-style-name="P1" draw:layer="layout" svg:x1="18.018cm" svg:y1="11.16cm" svg:x2="17.51cm" svg:y2="12.43cm">
          <text:p/>
        </draw:line>
        <draw:line draw:style-name="gr2" draw:text-style-name="P1" draw:layer="layout" svg:x1="20.304cm" svg:y1="11.16cm" svg:x2="20.304cm" svg:y2="12.43cm">
          <text:p/>
        </draw:line>
        <draw:line draw:style-name="gr2" draw:text-style-name="P1" draw:layer="layout" svg:x1="17.256cm" svg:y1="13.319cm" svg:x2="17.256cm" svg:y2="13.827cm">
          <text:p/>
        </draw:line>
        <draw:line draw:style-name="gr2" draw:text-style-name="P1" draw:layer="layout" svg:x1="20.304cm" svg:y1="13.192cm" svg:x2="20.304cm" svg:y2="13.954cm">
          <text:p/>
        </draw:line>
        <draw:line draw:style-name="gr2" draw:text-style-name="P1" draw:layer="layout" svg:x1="20.304cm" svg:y1="14.716cm" svg:x2="20.304cm" svg:y2="15.351cm">
          <text:p/>
        </draw:line>
        <draw:line draw:style-name="gr2" draw:text-style-name="P1" draw:layer="layout" svg:x1="20.558cm" svg:y1="9.763cm" svg:x2="19.796cm" svg:y2="10.525cm">
          <text:p/>
        </draw:line>
        <draw:line draw:style-name="gr2" draw:text-style-name="P1" draw:layer="layout" svg:x1="24.241cm" svg:y1="9.763cm" svg:x2="24.749cm" svg:y2="10.525cm">
          <text:p/>
        </draw:line>
        <draw:line draw:style-name="gr2" draw:text-style-name="P1" draw:layer="layout" svg:x1="23.225cm" svg:y1="11.16cm" svg:x2="22.971cm" svg:y2="12.557cm">
          <text:p/>
        </draw:line>
        <draw:line draw:style-name="gr2" draw:text-style-name="P1" draw:layer="layout" svg:x1="19.034cm" svg:y1="11.287cm" svg:x2="18.907cm" svg:y2="12.303cm">
          <text:p/>
        </draw:line>
        <draw:line draw:style-name="gr2" draw:text-style-name="P1" draw:layer="layout" svg:x1="25.511cm" svg:y1="11.414cm" svg:x2="25.765cm" svg:y2="12.557cm">
          <text:p/>
        </draw:line>
        <draw:line draw:style-name="gr2" draw:text-style-name="P1" draw:layer="layout" svg:x1="24.241cm" svg:y1="11.414cm" svg:x2="24.241cm" svg:y2="12.43cm">
          <text:p/>
        </draw:line>
        <draw:line draw:style-name="gr2" draw:text-style-name="P1" draw:layer="layout" svg:x1="22.59cm" svg:y1="13.319cm" svg:x2="22.59cm" svg:y2="13.827cm">
          <text:p/>
        </draw:line>
        <draw:line draw:style-name="gr2" draw:text-style-name="P1" draw:layer="layout" svg:x1="25.511cm" svg:y1="13.319cm" svg:x2="25.511cm" svg:y2="13.827cm">
          <text:p/>
        </draw:line>
        <draw:line draw:style-name="gr2" draw:text-style-name="P1" draw:layer="layout" svg:x1="25.511cm" svg:y1="14.589cm" svg:x2="25.511cm" svg:y2="15.351cm">
          <text:p/>
        </draw:line>
        <draw:line draw:style-name="gr2" draw:text-style-name="P1" draw:layer="layout" svg:x1="2.397cm" svg:y1="10.017cm" svg:x2="2.397cm" svg:y2="10.652cm">
          <text:p/>
        </draw:line>
        <draw:line draw:style-name="gr2" draw:text-style-name="P1" draw:layer="layout" svg:x1="4.556cm" svg:y1="10.017cm" svg:x2="4.556cm" svg:y2="10.652cm">
          <text:p/>
        </draw:line>
        <draw:line draw:style-name="gr2" draw:text-style-name="P1" draw:layer="layout" svg:x1="6.334cm" svg:y1="10.017cm" svg:x2="6.334cm" svg:y2="10.652cm">
          <text:p/>
        </draw:line>
        <draw:line draw:style-name="gr2" draw:text-style-name="P1" draw:layer="layout" svg:x1="6.334cm" svg:y1="11.287cm" svg:x2="6.334cm" svg:y2="11.922cm">
          <text:p/>
        </draw:line>
        <draw:line draw:style-name="gr2" draw:text-style-name="P1" draw:layer="layout" svg:x1="2.524cm" svg:y1="11.287cm" svg:x2="2.524cm" svg:y2="12.176cm">
          <text:p/>
        </draw:line>
        <draw:line draw:style-name="gr2" draw:text-style-name="P1" draw:layer="layout" svg:x1="6.461cm" svg:y1="12.811cm" svg:x2="6.461cm" svg:y2="13.446cm">
          <text:p/>
        </draw:line>
        <draw:line draw:style-name="gr2" draw:text-style-name="P1" draw:layer="layout" svg:x1="10.144cm" svg:y1="13.319cm" svg:x2="10.144cm" svg:y2="13.954cm">
          <text:p/>
        </draw:line>
        <draw:line draw:style-name="gr2" draw:text-style-name="P1" draw:layer="layout" svg:x1="12.684cm" svg:y1="13.192cm" svg:x2="12.684cm" svg:y2="13.954cm">
          <text:p/>
        </draw:line>
        <draw:line draw:style-name="gr2" draw:text-style-name="P1" draw:layer="layout" svg:x1="14.462cm" svg:y1="13.319cm" svg:x2="14.462cm" svg:y2="14.081cm">
          <text:p/>
        </draw:line>
        <draw:line draw:style-name="gr2" draw:text-style-name="P1" draw:layer="layout" svg:x1="10.398cm" svg:y1="14.589cm" svg:x2="10.398cm" svg:y2="15.351cm">
          <text:p/>
        </draw:line>
        <draw:line draw:style-name="gr2" draw:text-style-name="P1" draw:layer="layout" svg:x1="14.208cm" svg:y1="14.716cm" svg:x2="14.208cm" svg:y2="15.478cm">
          <text:p/>
        </draw:line>
        <draw:line draw:style-name="gr2" draw:text-style-name="P1" draw:layer="layout" svg:x1="14.462cm" svg:y1="16.113cm" svg:x2="14.462cm" svg:y2="16.875cm">
          <text:p/>
        </draw:line>
      </draw:page>
      <draw:page draw:name="page7" draw:style-name="dp1" draw:master-page-name="Default">
        <draw:frame draw:style-name="gr1" draw:layer="layout" svg:width="3.749cm" svg:height="0.962cm" svg:x="1cm" svg:y="1.381cm">
          <draw:text-box>
            <text:p>Problem 10</text:p>
          </draw:text-box>
        </draw:frame>
        <draw:frame draw:style-name="gr1" draw:text-style-name="P1" draw:layer="layout" svg:width="15.742cm" svg:height="7.361cm" svg:x="2.143cm" svg:y="3.113cm">
          <draw:text-box>
            <text:p text:style-name="P1">E<text:tab/><text:tab/></text:p>
            <text:p text:style-name="P1"/>
            <text:p text:style-name="P1">E<text:tab/>-<text:tab/>T<text:tab/><text:tab/></text:p>
            <text:p text:style-name="P1"/>
            <text:p text:style-name="P1"><text:tab/><text:tab/><text:tab/>E<text:tab/>+<text:tab/>T<text:tab/><text:tab/><text:tab/>T<text:tab/>*<text:tab/>F<text:tab/><text:tab/></text:p>
            <text:p text:style-name="P1"/>
            <text:p text:style-name="P1"><text:tab/>T<text:tab/> <text:tab/>F<text:tab/><text:tab/>T<text:tab/>/<text:tab/>F<text:tab/><text:tab/>&lt;var&gt;</text:p>
            <text:p text:style-name="P1"/>
            <text:p text:style-name="P1">F<text:tab/> &lt;var&gt;<text:tab/><text:tab/>T<text:tab/>*<text:tab/>F<text:tab/>&lt;int&gt;<text:tab/>a</text:p>
            <text:p text:style-name="P1"/>
          </draw:text-box>
        </draw:frame>
        <draw:frame draw:style-name="gr1" draw:layer="layout" svg:width="11.792cm" svg:height="5.228cm" svg:x="3.673cm" svg:y="10.452cm">
          <draw:text-box>
            <text:p text:style-name="P1">&lt;var&gt;<text:tab/>y<text:tab/><text:tab/>F<text:tab/><text:tab/>&lt;int&gt; <text:s/>&lt;digit&gt;</text:p>
            <text:p text:style-name="P1"/>
            <text:p text:style-name="P1">X<text:tab/><text:tab/>&lt;var&gt; <text:tab/> &lt;digit&gt; &lt;int&gt;<text:tab/><text:tab/>2</text:p>
            <text:p text:style-name="P1"/>
            <text:p text:style-name="P1"><text:tab/>Z<text:tab/><text:tab/>3<text:tab/>&lt;digit&gt;</text:p>
            <text:p text:style-name="P1"/>
            <text:p text:style-name="P4">4<text:tab/><text:tab/></text:p>
          </draw:text-box>
        </draw:frame>
        <draw:line draw:style-name="gr2" draw:text-style-name="P1" draw:layer="layout" svg:x1="8.239cm" svg:y1="4.048cm" svg:x2="7.731cm" svg:y2="4.556cm">
          <text:p/>
        </draw:line>
        <draw:line draw:style-name="gr2" draw:text-style-name="P1" draw:layer="layout" svg:x1="8.874cm" svg:y1="4.175cm" svg:x2="8.874cm" svg:y2="4.81cm">
          <text:p/>
        </draw:line>
        <draw:line draw:style-name="gr2" draw:text-style-name="P1" draw:layer="layout" svg:x1="9.255cm" svg:y1="4.048cm" svg:x2="9.89cm" svg:y2="4.683cm">
          <text:p/>
        </draw:line>
        <draw:line draw:style-name="gr2" draw:text-style-name="P1" draw:layer="layout" svg:x1="7.35cm" svg:y1="5.191cm" svg:x2="6.461cm" svg:y2="6.207cm">
          <text:p/>
        </draw:line>
        <draw:line draw:style-name="gr2" draw:text-style-name="P1" draw:layer="layout" svg:x1="7.477cm" svg:y1="5.572cm" svg:x2="7.477cm" svg:y2="6.207cm">
          <text:p/>
        </draw:line>
        <draw:line draw:style-name="gr2" draw:text-style-name="P1" draw:layer="layout" svg:x1="8.112cm" svg:y1="5.445cm" svg:x2="8.874cm" svg:y2="5.953cm">
          <text:p/>
        </draw:line>
        <draw:line draw:style-name="gr2" draw:text-style-name="P1" draw:layer="layout" svg:x1="10.398cm" svg:y1="5.064cm" svg:x2="12.303cm" svg:y2="6.08cm">
          <text:p/>
        </draw:line>
        <draw:line draw:style-name="gr2" draw:text-style-name="P1" draw:layer="layout" svg:x1="10.906cm" svg:y1="5.064cm" svg:x2="13.446cm" svg:y2="5.953cm">
          <text:p/>
        </draw:line>
        <draw:line draw:style-name="gr2" draw:text-style-name="P1" draw:layer="layout" svg:x1="10.779cm" svg:y1="4.81cm" svg:x2="14.716cm" svg:y2="6.08cm">
          <text:p/>
        </draw:line>
        <draw:line draw:style-name="gr2" draw:text-style-name="P1" draw:layer="layout" svg:x1="6.08cm" svg:y1="6.842cm" svg:x2="5.191cm" svg:y2="7.477cm">
          <text:p/>
        </draw:line>
        <draw:line draw:style-name="gr2" draw:text-style-name="P1" draw:layer="layout" svg:x1="8.747cm" svg:y1="6.842cm" svg:x2="7.731cm" svg:y2="7.477cm">
          <text:p/>
        </draw:line>
        <draw:line draw:style-name="gr2" draw:text-style-name="P1" draw:layer="layout" svg:x1="4.937cm" svg:y1="8.239cm" svg:x2="4.429cm" svg:y2="8.874cm">
          <text:p/>
        </draw:line>
        <draw:line draw:style-name="gr2" draw:text-style-name="P1" draw:layer="layout" svg:x1="7.35cm" svg:y1="8.366cm" svg:x2="6.715cm" svg:y2="8.874cm">
          <text:p/>
        </draw:line>
        <draw:line draw:style-name="gr2" draw:text-style-name="P1" draw:layer="layout" svg:x1="4.556cm" svg:y1="9.636cm" svg:x2="4.556cm" svg:y2="10.398cm">
          <text:p/>
        </draw:line>
        <draw:line draw:style-name="gr2" draw:text-style-name="P1" draw:layer="layout" svg:x1="6.461cm" svg:y1="9.636cm" svg:x2="6.461cm" svg:y2="10.398cm">
          <text:p/>
        </draw:line>
        <draw:line draw:style-name="gr2" draw:text-style-name="P1" draw:layer="layout" svg:x1="4.556cm" svg:y1="11.414cm" svg:x2="4.429cm" svg:y2="12.049cm">
          <text:p/>
        </draw:line>
        <draw:line draw:style-name="gr2" draw:text-style-name="P1" draw:layer="layout" svg:x1="12.176cm" svg:y1="6.715cm" svg:x2="10.144cm" svg:y2="7.477cm">
          <text:p/>
        </draw:line>
        <draw:line draw:style-name="gr2" draw:text-style-name="P1" draw:layer="layout" svg:x1="12.557cm" svg:y1="6.715cm" svg:x2="11.668cm" svg:y2="7.35cm">
          <text:p/>
        </draw:line>
        <draw:line draw:style-name="gr2" draw:text-style-name="P1" draw:layer="layout" svg:x1="12.684cm" svg:y1="6.969cm" svg:x2="12.684cm" svg:y2="7.35cm">
          <text:p/>
        </draw:line>
        <draw:line draw:style-name="gr2" draw:text-style-name="P1" draw:layer="layout" svg:x1="15.351cm" svg:y1="6.842cm" svg:x2="15.351cm" svg:y2="7.35cm">
          <text:p/>
        </draw:line>
        <draw:line draw:style-name="gr2" draw:text-style-name="P1" draw:layer="layout" svg:x1="15.732cm" svg:y1="8.366cm" svg:x2="15.732cm" svg:y2="8.874cm">
          <text:p/>
        </draw:line>
        <draw:line draw:style-name="gr2" draw:text-style-name="P1" draw:layer="layout" svg:x1="12.811cm" svg:y1="8.112cm" svg:x2="13.573cm" svg:y2="8.874cm">
          <text:p/>
        </draw:line>
        <draw:line draw:style-name="gr2" draw:text-style-name="P1" draw:layer="layout" svg:x1="9.89cm" svg:y1="8.239cm" svg:x2="9.382cm" svg:y2="8.874cm">
          <text:p/>
        </draw:line>
        <draw:line draw:style-name="gr2" draw:text-style-name="P1" draw:layer="layout" svg:x1="10.271cm" svg:y1="8.239cm" svg:x2="10.525cm" svg:y2="8.874cm">
          <text:p/>
        </draw:line>
        <draw:line draw:style-name="gr2" draw:text-style-name="P1" draw:layer="layout" svg:x1="10.525cm" svg:y1="8.112cm" svg:x2="11.795cm" svg:y2="8.874cm">
          <text:p/>
        </draw:line>
        <draw:line draw:style-name="gr2" draw:text-style-name="P1" draw:layer="layout" svg:x1="9.509cm" svg:y1="9.636cm" svg:x2="9.382cm" svg:y2="10.525cm">
          <text:p/>
        </draw:line>
        <draw:line draw:style-name="gr2" draw:text-style-name="P1" draw:layer="layout" svg:x1="9.001cm" svg:y1="11.033cm" svg:x2="8.112cm" svg:y2="12.049cm">
          <text:p/>
        </draw:line>
        <draw:line draw:style-name="gr2" draw:text-style-name="P1" draw:layer="layout" svg:x1="7.604cm" svg:y1="12.684cm" svg:x2="7.477cm" svg:y2="13.319cm">
          <text:p/>
        </draw:line>
        <draw:line draw:style-name="gr2" draw:text-style-name="P1" draw:layer="layout" svg:x1="11.922cm" svg:y1="9.636cm" svg:x2="12.049cm" svg:y2="10.398cm">
          <text:p/>
        </draw:line>
        <draw:line draw:style-name="gr2" draw:text-style-name="P1" draw:layer="layout" svg:x1="13.7cm" svg:y1="9.636cm" svg:x2="13.954cm" svg:y2="10.525cm">
          <text:p/>
        </draw:line>
        <draw:line draw:style-name="gr2" draw:text-style-name="P1" draw:layer="layout" svg:x1="14.208cm" svg:y1="11.287cm" svg:x2="14.462cm" svg:y2="11.922cm">
          <text:p/>
        </draw:line>
        <draw:line draw:style-name="gr2" draw:text-style-name="P1" draw:layer="layout" svg:x1="11.795cm" svg:y1="11.16cm" svg:x2="10.906cm" svg:y2="11.922cm">
          <text:p/>
        </draw:line>
        <draw:line draw:style-name="gr2" draw:text-style-name="P1" draw:layer="layout" svg:x1="12.43cm" svg:y1="11.16cm" svg:x2="12.43cm" svg:y2="11.922cm">
          <text:p/>
        </draw:line>
        <draw:line draw:style-name="gr2" draw:text-style-name="P1" draw:layer="layout" svg:x1="10.271cm" svg:y1="12.938cm" svg:x2="10.144cm" svg:y2="13.446cm">
          <text:p/>
        </draw:line>
        <draw:line draw:style-name="gr2" draw:text-style-name="P1" draw:layer="layout" svg:x1="12.176cm" svg:y1="12.684cm" svg:x2="12.049cm" svg:y2="13.446cm">
          <text:p/>
        </draw:line>
        <draw:line draw:style-name="gr2" draw:text-style-name="P1" draw:layer="layout" svg:x1="12.303cm" svg:y1="14.081cm" svg:x2="12.557cm" svg:y2="14.843cm">
          <text:p/>
        </draw:line>
      </draw:page>
      <draw:page draw:name="page8" draw:style-name="dp1" draw:master-page-name="Default">
        <draw:frame draw:style-name="gr1" draw:layer="layout" svg:width="3.702cm" svg:height="0.962cm" svg:x="1.254cm" svg:y="1.254cm">
          <draw:text-box>
            <text:p>Problem 11</text:p>
          </draw:text-box>
        </draw:frame>
        <draw:frame draw:style-name="gr1" draw:text-style-name="P1" draw:layer="layout" svg:width="8.478cm" svg:height="5.228cm" svg:x="9.382cm" svg:y="2.651cm">
          <draw:text-box>
            <text:p text:style-name="P1">E</text:p>
            <text:p text:style-name="P1"/>
            <text:p text:style-name="P1">E – T</text:p>
            <text:p text:style-name="P1"/>
            <text:p text:style-name="P1">E – T<text:tab/><text:tab/>F</text:p>
            <text:p text:style-name="P1"/>
            <text:p text:style-name="P1">T * F<text:tab/><text:tab/>F<text:tab/><text:tab/>&lt;var&gt;</text:p>
          </draw:text-box>
        </draw:frame>
        <draw:frame draw:style-name="gr9" draw:text-style-name="P1" draw:layer="layout" svg:width="4.668cm" svg:height="9.494cm" svg:x="1cm" svg:y="8.27cm">
          <draw:text-box>
            <text:p text:style-name="P1">F</text:p>
            <text:p text:style-name="P1"/>
            <text:p text:style-name="P1">( E )</text:p>
            <text:p text:style-name="P1"/>
            <text:p text:style-name="P1">( E<text:tab/>+<text:tab/>T )</text:p>
            <text:p text:style-name="P1"/>
            <text:p text:style-name="P1">T<text:tab/> <text:tab/>F</text:p>
            <text:p text:style-name="P1"/>
            <text:p text:style-name="P1">F<text:tab/><text:tab/>&lt;var&gt;</text:p>
            <text:p text:style-name="P1"/>
            <text:p text:style-name="P1">&lt;var&gt;<text:tab/><text:tab/>b</text:p>
            <text:p text:style-name="P5"/>
            <text:p text:style-name="P5">a</text:p>
          </draw:text-box>
        </draw:frame>
        <draw:frame draw:style-name="gr1" draw:text-style-name="P1" draw:layer="layout" svg:width="8.478cm" svg:height="9.494cm" svg:x="5.857cm" svg:y="8.397cm">
          <draw:text-box>
            <text:p text:style-name="P1">( E )</text:p>
            <text:p text:style-name="P1"/>
            <text:p text:style-name="P1">( E<text:tab/>-<text:tab/>T )</text:p>
            <text:p text:style-name="P1"/>
            <text:p text:style-name="P1">T<text:tab/><text:tab/>T<text:tab/>*<text:tab/>F</text:p>
            <text:p text:style-name="P1"/>
            <text:p text:style-name="P1">T<text:tab/>/<text:tab/>F<text:tab/>F<text:tab/><text:tab/>&lt;var&gt;</text:p>
            <text:p text:style-name="P1"/>
            <text:p text:style-name="P5">F<text:tab/>&lt;var&gt;<text:tab/>&lt;int&gt;<text:tab/>a</text:p>
            <text:p text:style-name="P1"/>
            <text:p text:style-name="P5">&lt;var&gt;<text:tab/>y<text:tab/>&lt;dig&gt;</text:p>
            <text:p text:style-name="P5"/>
            <text:p text:style-name="P5">x<text:tab/><text:tab/><text:tab/><text:tab/>4</text:p>
          </draw:text-box>
        </draw:frame>
        <draw:frame draw:style-name="gr1" draw:layer="layout" svg:width="0.82cm" svg:height="0.962cm" svg:x="19.923cm" svg:y="7.858cm">
          <draw:text-box>
            <text:p>z</text:p>
          </draw:text-box>
        </draw:frame>
        <draw:frame draw:style-name="gr1" draw:text-style-name="P1" draw:layer="layout" svg:width="6.111cm" svg:height="10.916cm" svg:x="14.333cm" svg:y="8.239cm">
          <draw:text-box>
            <text:p text:style-name="P1">( E )</text:p>
            <text:p text:style-name="P1"/>
            <text:p text:style-name="P1">( T * F )</text:p>
            <text:p text:style-name="P1"/>
            <text:p text:style-name="P1">F<text:tab/><text:tab/>( E )</text:p>
            <text:p text:style-name="P1"/>
            <text:p text:style-name="P1">&lt;int&gt;<text:tab/>E<text:tab/>+<text:tab/>T</text:p>
            <text:p text:style-name="P1"/>
            <text:p text:style-name="P1">&lt;dig&gt;&lt;int&gt;<text:tab/>T<text:tab/>F</text:p>
            <text:p text:style-name="P1"/>
            <text:p text:style-name="P1">3 <text:s text:c="2"/>&lt;dig&gt;<text:tab/> <text:s text:c="3"/>F<text:tab/> &lt;var&gt;</text:p>
            <text:p text:style-name="P1"/>
            <text:p text:style-name="P4">2<text:tab/>&lt;var&gt;<text:tab/>e</text:p>
            <text:p text:style-name="P4"/>
            <text:p text:style-name="P4">d<text:tab/><text:tab/></text:p>
          </draw:text-box>
        </draw:frame>
        <draw:line draw:style-name="gr2" draw:text-style-name="P1" draw:layer="layout" svg:x1="13.7cm" svg:y1="3.667cm" svg:x2="13.7cm" svg:y2="4.302cm">
          <text:p/>
        </draw:line>
        <draw:line draw:style-name="gr2" draw:text-style-name="P1" draw:layer="layout" svg:x1="12.176cm" svg:y1="5.572cm" svg:x2="12.938cm" svg:y2="4.937cm">
          <text:p/>
        </draw:line>
        <draw:line draw:style-name="gr2" draw:text-style-name="P1" draw:layer="layout" svg:x1="15.351cm" svg:y1="5.572cm" svg:x2="14.462cm" svg:y2="4.81cm">
          <text:p/>
        </draw:line>
        <draw:line draw:style-name="gr2" draw:text-style-name="P1" draw:layer="layout" svg:x1="16.621cm" svg:y1="6.969cm" svg:x2="15.732cm" svg:y2="6.207cm">
          <text:p/>
        </draw:line>
        <draw:line draw:style-name="gr2" draw:text-style-name="P1" draw:layer="layout" svg:x1="17.764cm" svg:y1="7.35cm" svg:x2="20.05cm" svg:y2="8.239cm">
          <text:p/>
        </draw:line>
        <draw:line draw:style-name="gr2" draw:text-style-name="P1" draw:layer="layout" svg:x1="14.081cm" svg:y1="7.604cm" svg:x2="16.494cm" svg:y2="8.62cm">
          <text:p/>
        </draw:line>
        <draw:line draw:style-name="gr2" draw:text-style-name="P1" draw:layer="layout" svg:x1="13.065cm" svg:y1="6.334cm" svg:x2="13.446cm" svg:y2="6.969cm">
          <text:p/>
        </draw:line>
        <draw:line draw:style-name="gr2" draw:text-style-name="P1" draw:layer="layout" svg:x1="11.541cm" svg:y1="6.334cm" svg:x2="10.525cm" svg:y2="6.969cm">
          <text:p/>
        </draw:line>
        <draw:line draw:style-name="gr2" draw:text-style-name="P1" draw:layer="layout" svg:x1="9.382cm" svg:y1="7.477cm" svg:x2="3.794cm" svg:y2="8.493cm">
          <text:p/>
        </draw:line>
        <draw:line draw:style-name="gr2" draw:text-style-name="P1" draw:layer="layout" svg:x1="10.652cm" svg:y1="7.731cm" svg:x2="10.271cm" svg:y2="8.366cm">
          <text:p/>
        </draw:line>
        <draw:line draw:style-name="gr2" draw:text-style-name="P1" draw:layer="layout" svg:x1="3.286cm" svg:y1="9.255cm" svg:x2="3.286cm" svg:y2="9.763cm">
          <text:p/>
        </draw:line>
        <draw:line draw:style-name="gr2" draw:text-style-name="P1" draw:layer="layout" svg:x1="2.27cm" svg:y1="11.287cm" svg:x2="2.778cm" svg:y2="10.779cm">
          <text:p/>
        </draw:line>
        <draw:line draw:style-name="gr2" draw:text-style-name="P1" draw:layer="layout" svg:x1="4.302cm" svg:y1="11.287cm" svg:x2="3.667cm" svg:y2="10.652cm">
          <text:p/>
        </draw:line>
        <draw:line draw:style-name="gr2" draw:text-style-name="P1" draw:layer="layout" svg:x1="2.143cm" svg:y1="12.684cm" svg:x2="2.143cm" svg:y2="12.049cm">
          <text:p/>
        </draw:line>
        <draw:line draw:style-name="gr2" draw:text-style-name="P1" draw:layer="layout" svg:x1="4.683cm" svg:y1="12.684cm" svg:x2="4.429cm" svg:y2="12.049cm">
          <text:p/>
        </draw:line>
        <draw:line draw:style-name="gr2" draw:text-style-name="P1" draw:layer="layout" svg:x1="4.429cm" svg:y1="14.081cm" svg:x2="4.429cm" svg:y2="13.446cm">
          <text:p/>
        </draw:line>
        <draw:line draw:style-name="gr2" draw:text-style-name="P1" draw:layer="layout" svg:x1="5.064cm" svg:y1="14.843cm" svg:x2="5.064cm" svg:y2="15.478cm">
          <text:p/>
        </draw:line>
        <draw:line draw:style-name="gr2" draw:text-style-name="P1" draw:layer="layout" svg:x1="2.016cm" svg:y1="13.319cm" svg:x2="1.635cm" svg:y2="14.081cm">
          <text:p/>
        </draw:line>
        <draw:line draw:style-name="gr2" draw:text-style-name="P1" draw:layer="layout" svg:x1="1.635cm" svg:y1="14.843cm" svg:x2="1.635cm" svg:y2="15.478cm">
          <text:p/>
        </draw:line>
        <draw:line draw:style-name="gr2" draw:text-style-name="P1" draw:layer="layout" svg:x1="1.635cm" svg:y1="16.24cm" svg:x2="1.635cm" svg:y2="16.875cm">
          <text:p/>
        </draw:line>
        <draw:line draw:style-name="gr2" draw:text-style-name="P1" draw:layer="layout" svg:x1="9.636cm" svg:y1="9.255cm" svg:x2="9.001cm" svg:y2="9.763cm">
          <text:p/>
        </draw:line>
        <draw:line draw:style-name="gr2" draw:text-style-name="P1" draw:layer="layout" svg:x1="10.017cm" svg:y1="9.382cm" svg:x2="10.017cm" svg:y2="10.017cm">
          <text:p/>
        </draw:line>
        <draw:line draw:style-name="gr2" draw:text-style-name="P1" draw:layer="layout" svg:x1="10.398cm" svg:y1="9.382cm" svg:x2="10.906cm" svg:y2="9.89cm">
          <text:p/>
        </draw:line>
        <draw:line draw:style-name="gr2" draw:text-style-name="P1" draw:layer="layout" svg:x1="8.62cm" svg:y1="10.779cm" svg:x2="7.985cm" svg:y2="11.287cm">
          <text:p/>
        </draw:line>
        <draw:line draw:style-name="gr2" draw:text-style-name="P1" draw:layer="layout" svg:x1="11.16cm" svg:y1="10.779cm" svg:x2="11.16cm" svg:y2="11.16cm">
          <text:p/>
        </draw:line>
        <draw:line draw:style-name="gr2" draw:text-style-name="P1" draw:layer="layout" svg:x1="7.35cm" svg:y1="12.176cm" svg:x2="6.715cm" svg:y2="12.684cm">
          <text:p/>
        </draw:line>
        <draw:line draw:style-name="gr2" draw:text-style-name="P1" draw:layer="layout" svg:x1="7.477cm" svg:y1="12.303cm" svg:x2="7.477cm" svg:y2="12.811cm">
          <text:p/>
        </draw:line>
        <draw:line draw:style-name="gr2" draw:text-style-name="P1" draw:layer="layout" svg:x1="7.858cm" svg:y1="12.176cm" svg:x2="8.493cm" svg:y2="12.684cm">
          <text:p/>
        </draw:line>
        <draw:line draw:style-name="gr2" draw:text-style-name="P1" draw:layer="layout" svg:x1="10.017cm" svg:y1="12.049cm" svg:x2="10.017cm" svg:y2="12.684cm">
          <text:p/>
        </draw:line>
        <draw:line draw:style-name="gr2" draw:text-style-name="P1" draw:layer="layout" svg:x1="12.557cm" svg:y1="12.176cm" svg:x2="12.557cm" svg:y2="12.811cm">
          <text:p/>
        </draw:line>
        <draw:line draw:style-name="gr2" draw:text-style-name="P1" draw:layer="layout" svg:x1="12.557cm" svg:y1="13.573cm" svg:x2="12.557cm" svg:y2="14.208cm">
          <text:p/>
        </draw:line>
        <draw:line draw:style-name="gr2" draw:text-style-name="P1" draw:layer="layout" svg:x1="10.017cm" svg:y1="13.573cm" svg:x2="10.017cm" svg:y2="14.208cm">
          <text:p/>
        </draw:line>
        <draw:line draw:style-name="gr2" draw:text-style-name="P1" draw:layer="layout" svg:x1="10.017cm" svg:y1="14.843cm" svg:x2="10.017cm" svg:y2="15.478cm">
          <text:p/>
        </draw:line>
        <draw:line draw:style-name="gr2" draw:text-style-name="P1" draw:layer="layout" svg:x1="10.779cm" svg:y1="16.494cm" svg:x2="10.779cm" svg:y2="17.383cm">
          <text:p/>
        </draw:line>
        <draw:line draw:style-name="gr2" draw:text-style-name="P1" draw:layer="layout" svg:x1="6.207cm" svg:y1="13.573cm" svg:x2="6.207cm" svg:y2="14.081cm">
          <text:p/>
        </draw:line>
        <draw:line draw:style-name="gr2" draw:text-style-name="P1" draw:layer="layout" svg:x1="6.207cm" svg:y1="14.97cm" svg:x2="6.207cm" svg:y2="15.732cm">
          <text:p/>
        </draw:line>
        <draw:line draw:style-name="gr2" draw:text-style-name="P1" draw:layer="layout" svg:x1="6.207cm" svg:y1="16.367cm" svg:x2="6.207cm" svg:y2="17.002cm">
          <text:p/>
        </draw:line>
        <draw:line draw:style-name="gr2" draw:text-style-name="P1" draw:layer="layout" svg:x1="8.62cm" svg:y1="13.573cm" svg:x2="8.62cm" svg:y2="14.208cm">
          <text:p/>
        </draw:line>
        <draw:line draw:style-name="gr2" draw:text-style-name="P1" draw:layer="layout" svg:x1="8.62cm" svg:y1="14.97cm" svg:x2="8.62cm" svg:y2="15.478cm">
          <text:p/>
        </draw:line>
        <draw:line draw:style-name="gr2" draw:text-style-name="P1" draw:layer="layout" svg:x1="17.256cm" svg:y1="9.255cm" svg:x2="17.256cm" svg:y2="9.636cm">
          <text:p/>
        </draw:line>
        <draw:line draw:style-name="gr2" draw:text-style-name="P1" draw:layer="layout" svg:x1="15.859cm" svg:y1="11.287cm" svg:x2="16.494cm" svg:y2="10.525cm">
          <text:p/>
        </draw:line>
        <draw:line draw:style-name="gr2" draw:text-style-name="P1" draw:layer="layout" svg:x1="17.891cm" svg:y1="10.398cm" svg:x2="18.399cm" svg:y2="11.16cm">
          <text:p/>
        </draw:line>
        <draw:line draw:style-name="gr2" draw:text-style-name="P1" draw:layer="layout" svg:x1="15.605cm" svg:y1="11.795cm" svg:x2="15.478cm" svg:y2="12.684cm">
          <text:p/>
        </draw:line>
        <draw:line draw:style-name="gr2" draw:text-style-name="P1" draw:layer="layout" svg:x1="18.526cm" svg:y1="12.049cm" svg:x2="17.51cm" svg:y2="12.684cm">
          <text:p/>
        </draw:line>
        <draw:line draw:style-name="gr2" draw:text-style-name="P1" draw:layer="layout" svg:x1="18.526cm" svg:y1="12.303cm" svg:x2="18.526cm" svg:y2="12.684cm">
          <text:p/>
        </draw:line>
        <draw:line draw:style-name="gr2" draw:text-style-name="P1" draw:layer="layout" svg:x1="18.907cm" svg:y1="12.176cm" svg:x2="19.669cm" svg:y2="12.557cm">
          <text:p/>
        </draw:line>
        <draw:line draw:style-name="gr2" draw:text-style-name="P1" draw:layer="layout" svg:x1="15.859cm" svg:y1="13.319cm" svg:x2="16.621cm" svg:y2="13.954cm">
          <text:p/>
        </draw:line>
        <draw:line draw:style-name="gr2" draw:text-style-name="P1" draw:layer="layout" svg:x1="15.224cm" svg:y1="13.192cm" svg:x2="15.224cm" svg:y2="13.954cm">
          <text:p/>
        </draw:line>
        <draw:line draw:style-name="gr2" draw:text-style-name="P1" draw:layer="layout" svg:x1="16.494cm" svg:y1="14.97cm" svg:x2="16.494cm" svg:y2="15.732cm">
          <text:p/>
        </draw:line>
        <draw:line draw:style-name="gr2" draw:text-style-name="P1" draw:layer="layout" svg:x1="14.97cm" svg:y1="14.843cm" svg:x2="14.97cm" svg:y2="15.478cm">
          <text:p/>
        </draw:line>
        <draw:line draw:style-name="gr2" draw:text-style-name="P1" draw:layer="layout" svg:x1="16.367cm" svg:y1="16.113cm" svg:x2="16.367cm" svg:y2="17.002cm">
          <text:p/>
        </draw:line>
        <draw:line draw:style-name="gr2" draw:text-style-name="P1" draw:layer="layout" svg:x1="17.637cm" svg:y1="13.319cm" svg:x2="18.145cm" svg:y2="13.954cm">
          <text:p/>
        </draw:line>
        <draw:line draw:style-name="gr2" draw:text-style-name="P1" draw:layer="layout" svg:x1="19.796cm" svg:y1="13.446cm" svg:x2="19.796cm" svg:y2="13.954cm">
          <text:p/>
        </draw:line>
        <draw:line draw:style-name="gr2" draw:text-style-name="P1" draw:layer="layout" svg:x1="18.272cm" svg:y1="14.716cm" svg:x2="18.145cm" svg:y2="15.478cm">
          <text:p/>
        </draw:line>
        <draw:line draw:style-name="gr2" draw:text-style-name="P1" draw:layer="layout" svg:x1="19.796cm" svg:y1="14.716cm" svg:x2="19.542cm" svg:y2="15.478cm">
          <text:p/>
        </draw:line>
        <draw:line draw:style-name="gr2" draw:text-style-name="P1" draw:layer="layout" svg:x1="17.891cm" svg:y1="16.24cm" svg:x2="17.891cm" svg:y2="16.875cm">
          <text:p/>
        </draw:line>
        <draw:line draw:style-name="gr2" draw:text-style-name="P1" draw:layer="layout" svg:x1="17.764cm" svg:y1="17.51cm" svg:x2="17.637cm" svg:y2="18.145cm">
          <text:p/>
        </draw:line>
        <draw:line draw:style-name="gr2" draw:text-style-name="P1" draw:layer="layout" svg:x1="19.796cm" svg:y1="16.113cm" svg:x2="19.796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alia Alonso</meta:initial-creator>
    <meta:creation-date>2014-02-15T06:50:56</meta:creation-date>
    <dc:date>2014-02-15T18:52:42</dc:date>
    <dc:creator>Natalia Alonso</dc:creator>
    <meta:editing-duration>PT2H57M</meta:editing-duration>
    <meta:editing-cycles>12</meta:editing-cycles>
    <meta:generator>OpenOffice/4.0.1$Unix OpenOffice.org_project/401m5$Build-9714</meta:generator>
    <meta:document-statistic meta:object-count="366"/>
  </office:meta>
</office:document-meta>
</file>